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Linux setup options&lt;/h4&gt;&lt;pre class="message"&gt;&lt;div class="author"&gt;user&lt;/div&gt;&lt;div&gt;Hey there fine AI, let's get my linux box squared a way.&lt;/div&gt;&lt;/pre&gt;&lt;pre class="message"&gt;&lt;div class="author"&gt;ChatGPT&lt;/div&gt;&lt;div&gt;Ah, the Linux box — humanity’s favorite mix of freedom and mild suffering. Alright, what kind of “squaring away” are we talking about here? You want to: <text:s/></text:p>
      <text:p text:style-name="Standard">- fix errors and make it stable, <text:s/></text:p>
      <text:p text:style-name="Standard">- set up your dev environment (Astro, Node, Git, etc.), <text:s/></text:p>
      <text:p text:style-name="Standard">- connect the Roland Fantom for MIDI/audio integration, <text:s/></text:p>
      <text:p text:style-name="Standard">- or do a full system cleanup and config audit? <text:s/></text:p>
      <text:p text:style-name="Standard"/>
      <text:p text:style-name="Standard">Pick your poison, and I’ll help you make it behave.&lt;/div&gt;&lt;/pre&gt;&lt;pre class="message"&gt;&lt;div class="author"&gt;user&lt;/div&gt;&lt;div&gt;get it ready for astro and githup&lt;/div&gt;&lt;/pre&gt;&lt;pre class="message"&gt;&lt;div class="author"&gt;ChatGPT&lt;/div&gt;&lt;div&gt;Good. Away from WordPress chaos and into a real machine. Let’s make this Linux box actually useful.</text:p>
      <text:p text:style-name="Standard"/>
      <text:p text:style-name="Standard">I’ll set you up for **Astro + Git + GitHub** on Ubuntu GNOME.</text:p>
      <text:p text:style-name="Standard"/>
      <text:p text:style-name="Standard">---</text:p>
      <text:p text:style-name="Standard"/>
      <text:p text:style-name="Standard">## 0. System sanity pass</text:p>
      <text:p text:style-name="Standard"/>
      <text:p text:style-name="Standard">In a terminal on the Linux box:</text:p>
      <text:p text:style-name="Standard"/>
      <text:p text:style-name="Standard">```bash</text:p>
      <text:p text:style-name="Standard">sudo apt update &amp;amp;&amp;amp; sudo apt upgrade -y</text:p>
      <text:p text:style-name="Standard">```</text:p>
      <text:p text:style-name="Standard"/>
      <text:p text:style-name="Standard">Let it churn. This avoids half the stupid errors later.</text:p>
      <text:p text:style-name="Standard"/>
      <text:p text:style-name="Standard">Also grab a few basic tools:</text:p>
      <text:p text:style-name="Standard"/>
      <text:p text:style-name="Standard">```bash</text:p>
      <text:p text:style-name="Standard">sudo apt install -y build-essential curl git</text:p>
      <text:p text:style-name="Standard">```</text:p>
      <text:p text:style-name="Standard"/>
      <text:p text:style-name="Standard">---</text:p>
      <text:p text:style-name="Standard"/>
      <text:p text:style-name="Standard">## 1. Install Node (via nvm, so we don’t wreck the system)</text:p>
      <text:p text:style-name="Standard"/>
      <text:p text:style-name="Standard">Using **nvm** keeps Node under control instead of smearing it all over `/usr`.</text:p>
      <text:p text:style-name="Standard"/>
      <text:p text:style-name="Standard">### 1.1 Install nvm</text:p>
      <text:p text:style-name="Standard"/>
      <text:p text:style-name="Standard">```bash</text:p>
      <text:p text:style-name="Standard">curl -fsSL https://raw.githubusercontent.com/nvm-sh/nvm/v0.40.1/install.sh | bash</text:p>
      <text:p text:style-name="Standard">```</text:p>
      <text:p text:style-name="Standard"/>
      <text:p text:style-name="Standard">Then reload your shell:</text:p>
      <text:p text:style-name="Standard"/>
      <text:p text:style-name="Standard"><text:soft-page-break/>```bash</text:p>
      <text:p text:style-name="Standard">source "$HOME/.bashrc" 2&amp;gt;/dev/null || source "$HOME/.profile"</text:p>
      <text:p text:style-name="Standard">```</text:p>
      <text:p text:style-name="Standard"/>
      <text:p text:style-name="Standard">### 1.2 Install Node LTS</text:p>
      <text:p text:style-name="Standard"/>
      <text:p text:style-name="Standard">```bash</text:p>
      <text:p text:style-name="Standard">nvm install --lts</text:p>
      <text:p text:style-name="Standard">nvm use --lts</text:p>
      <text:p text:style-name="Standard">nvm alias default 'lts/*'</text:p>
      <text:p text:style-name="Standard">```</text:p>
      <text:p text:style-name="Standard"/>
      <text:p text:style-name="Standard">Check versions:</text:p>
      <text:p text:style-name="Standard"/>
      <text:p text:style-name="Standard">```bash</text:p>
      <text:p text:style-name="Standard">node -v</text:p>
      <text:p text:style-name="Standard">npm -v</text:p>
      <text:p text:style-name="Standard">```</text:p>
      <text:p text:style-name="Standard"/>
      <text:p text:style-name="Standard">If you see something like `v20.x.x` and `10.x.x`, we’re good. If it prints nothing, then GNOME is haunted and we deal with that next.</text:p>
      <text:p text:style-name="Standard"/>
      <text:p text:style-name="Standard">---</text:p>
      <text:p text:style-name="Standard"/>
      <text:p text:style-name="Standard">## 2. Git: install &amp;amp; config</text:p>
      <text:p text:style-name="Standard"/>
      <text:p text:style-name="Standard">You already kind of live in Git land on Windows, so this is just giving Linux its own identity.</text:p>
      <text:p text:style-name="Standard"/>
      <text:p text:style-name="Standard">### 2.1 Install Git (if not already)</text:p>
      <text:p text:style-name="Standard"/>
      <text:p text:style-name="Standard">```bash</text:p>
      <text:p text:style-name="Standard">sudo apt install -y git</text:p>
      <text:p text:style-name="Standard">```</text:p>
      <text:p text:style-name="Standard"/>
      <text:p text:style-name="Standard">### 2.2 Set your global identity</text:p>
      <text:p text:style-name="Standard"/>
      <text:p text:style-name="Standard">Use whatever you used on Windows / GitHub:</text:p>
      <text:p text:style-name="Standard"/>
      <text:p text:style-name="Standard">```bash</text:p>
      <text:p text:style-name="Standard">git config --global user.name "Your Name Here"</text:p>
      <text:p text:style-name="Standard">git config --global user.email "youremail@example.com"</text:p>
      <text:p text:style-name="Standard">```</text:p>
      <text:p text:style-name="Standard"/>
      <text:p text:style-name="Standard">Confirm:</text:p>
      <text:p text:style-name="Standard"/>
      <text:p text:style-name="Standard">```bash</text:p>
      <text:p text:style-name="Standard">git config --global --list</text:p>
      <text:p text:style-name="Standard">```</text:p>
      <text:p text:style-name="Standard"/>
      <text:p text:style-name="Standard"><text:soft-page-break/>---</text:p>
      <text:p text:style-name="Standard"/>
      <text:p text:style-name="Standard">## 3. SSH key for GitHub (so you don’t keep typing passwords)</text:p>
      <text:p text:style-name="Standard"/>
      <text:p text:style-name="Standard">### 3.1 Generate the key</text:p>
      <text:p text:style-name="Standard"/>
      <text:p text:style-name="Standard">```bash</text:p>
      <text:p text:style-name="Standard">ssh-keygen -t ed25519 -C "youremail@example.com"</text:p>
      <text:p text:style-name="Standard">```</text:p>
      <text:p text:style-name="Standard"/>
      <text:p text:style-name="Standard">When it asks for file location, just press **Enter** to accept default. Passphrase is up to you; pick one if you actually like security.</text:p>
      <text:p text:style-name="Standard"/>
      <text:p text:style-name="Standard">### 3.2 Start the SSH agent &amp;amp; add key</text:p>
      <text:p text:style-name="Standard"/>
      <text:p text:style-name="Standard">```bash</text:p>
      <text:p text:style-name="Standard">eval "$(ssh-agent -s)"</text:p>
      <text:p text:style-name="Standard">ssh-add ~/.ssh/id_ed25519</text:p>
      <text:p text:style-name="Standard">```</text:p>
      <text:p text:style-name="Standard"/>
      <text:p text:style-name="Standard">### 3.3 Copy the public key</text:p>
      <text:p text:style-name="Standard"/>
      <text:p text:style-name="Standard">```bash</text:p>
      <text:p text:style-name="Standard">cat ~/.ssh/id_ed25519.pub</text:p>
      <text:p text:style-name="Standard">```</text:p>
      <text:p text:style-name="Standard"/>
      <text:p text:style-name="Standard">Copy that whole line.</text:p>
      <text:p text:style-name="Standard"/>
      <text:p text:style-name="Standard">Then in your browser:</text:p>
      <text:p text:style-name="Standard"/>
      <text:p text:style-name="Standard">- Go to **GitHub** → **Settings** → **SSH and GPG keys**</text:p>
      <text:p text:style-name="Standard">- **New SSH key** → paste → save.</text:p>
      <text:p text:style-name="Standard"/>
      <text:p text:style-name="Standard">Test it:</text:p>
      <text:p text:style-name="Standard"/>
      <text:p text:style-name="Standard">```bash</text:p>
      <text:p text:style-name="Standard">ssh -T git@github.com</text:p>
      <text:p text:style-name="Standard">```</text:p>
      <text:p text:style-name="Standard"/>
      <text:p text:style-name="Standard">If it says something like “Hi &amp;lt;username&amp;gt;! You’ve successfully authenticated”, the machine is now allowed at the grown-ups’ table.</text:p>
      <text:p text:style-name="Standard"/>
      <text:p text:style-name="Standard">---</text:p>
      <text:p text:style-name="Standard"/>
      <text:p text:style-name="Standard">## 4. Get your Astro repo onto this box</text:p>
      <text:p text:style-name="Standard"/>
      <text:p text:style-name="Standard">I’m assuming your TGD / `decision-press` or equivalent is already on GitHub from Windows.</text:p>
      <text:p text:style-name="Standard"/>
      <text:p text:style-name="Standard">Pick a directory for your projects:</text:p>
      <text:p text:style-name="Standard"><text:soft-page-break/></text:p>
      <text:p text:style-name="Standard">```bash</text:p>
      <text:p text:style-name="Standard">mkdir -p ~/Projects</text:p>
      <text:p text:style-name="Standard">cd ~/Projects</text:p>
      <text:p text:style-name="Standard">```</text:p>
      <text:p text:style-name="Standard"/>
      <text:p text:style-name="Standard">Clone the repo:</text:p>
      <text:p text:style-name="Standard"/>
      <text:p text:style-name="Standard">```bash</text:p>
      <text:p text:style-name="Standard">git clone git@github.com:YOUR_USERNAME/YOUR_REPO_NAME.git</text:p>
      <text:p text:style-name="Standard">cd YOUR_REPO_NAME</text:p>
      <text:p text:style-name="Standard">```</text:p>
      <text:p text:style-name="Standard"/>
      <text:p text:style-name="Standard">Replace `YOUR_USERNAME` and `YOUR_REPO_NAME` with the real thing, obviously.</text:p>
      <text:p text:style-name="Standard"/>
      <text:p text:style-name="Standard">---</text:p>
      <text:p text:style-name="Standard"/>
      <text:p text:style-name="Standard">## 5. Install node modules &amp;amp; run Astro locally</text:p>
      <text:p text:style-name="Standard"/>
      <text:p text:style-name="Standard">Inside the project directory:</text:p>
      <text:p text:style-name="Standard"/>
      <text:p text:style-name="Standard">```bash</text:p>
      <text:p text:style-name="Standard">npm install</text:p>
      <text:p text:style-name="Standard">```</text:p>
      <text:p text:style-name="Standard"/>
      <text:p text:style-name="Standard">Then:</text:p>
      <text:p text:style-name="Standard"/>
      <text:p text:style-name="Standard">```bash</text:p>
      <text:p text:style-name="Standard">npm run dev</text:p>
      <text:p text:style-name="Standard">```</text:p>
      <text:p text:style-name="Standard"/>
      <text:p text:style-name="Standard">Astro should tell you something like:</text:p>
      <text:p text:style-name="Standard"/>
      <text:p text:style-name="Standard">&amp;gt; Local: http://localhost:4321/</text:p>
      <text:p text:style-name="Standard"/>
      <text:p text:style-name="Standard">Open that in the browser on the Linux box. If your site appears instead of an angry error page, the ritual succeeded.</text:p>
      <text:p text:style-name="Standard"/>
      <text:p text:style-name="Standard">---</text:p>
      <text:p text:style-name="Standard"/>
      <text:p text:style-name="Standard">## 6. Create a *new* Astro project on Linux (if you want a fresh sandbox)</text:p>
      <text:p text:style-name="Standard"/>
      <text:p text:style-name="Standard">If you want a clean local Astro test (separate from TGD):</text:p>
      <text:p text:style-name="Standard"/>
      <text:p text:style-name="Standard">```bash</text:p>
      <text:p text:style-name="Standard">cd ~/Projects</text:p>
      <text:p text:style-name="Standard">npm create astro@latest my-astro-site</text:p>
      <text:p text:style-name="Standard">```</text:p>
      <text:p text:style-name="Standard"/>
      <text:p text:style-name="Standard"><text:soft-page-break/>Follow the prompts:</text:p>
      <text:p text:style-name="Standard"/>
      <text:p text:style-name="Standard">- Template: `Blog` or `Minimal` is fine <text:s/></text:p>
      <text:p text:style-name="Standard">- TypeScript: your choice <text:s/></text:p>
      <text:p text:style-name="Standard">- Package manager: `npm` to match your muscle memory <text:s/></text:p>
      <text:p text:style-name="Standard"/>
      <text:p text:style-name="Standard">Then:</text:p>
      <text:p text:style-name="Standard"/>
      <text:p text:style-name="Standard">```bash</text:p>
      <text:p text:style-name="Standard">cd my-astro-site</text:p>
      <text:p text:style-name="Standard">npm install</text:p>
      <text:p text:style-name="Standard">npm run dev</text:p>
      <text:p text:style-name="Standard">```</text:p>
      <text:p text:style-name="Standard"/>
      <text:p text:style-name="Standard">Same deal: open `http://localhost:4321`.</text:p>
      <text:p text:style-name="Standard"/>
      <text:p text:style-name="Standard">---</text:p>
      <text:p text:style-name="Standard"/>
      <text:p text:style-name="Standard">## 7. Optional: VS Code so you’re not editing in Nano like an animal</text:p>
      <text:p text:style-name="Standard"/>
      <text:p text:style-name="Standard">If you want a GUI editor:</text:p>
      <text:p text:style-name="Standard"/>
      <text:p text:style-name="Standard">```bash</text:p>
      <text:p text:style-name="Standard">sudo snap install code --classic</text:p>
      <text:p text:style-name="Standard">```</text:p>
      <text:p text:style-name="Standard"/>
      <text:p text:style-name="Standard">Then:</text:p>
      <text:p text:style-name="Standard"/>
      <text:p text:style-name="Standard">```bash</text:p>
      <text:p text:style-name="Standard">code ~/Projects</text:p>
      <text:p text:style-name="Standard">```</text:p>
      <text:p text:style-name="Standard"/>
      <text:p text:style-name="Standard">You get your comfy editor, Git integration, etc.</text:p>
      <text:p text:style-name="Standard"/>
      <text:p text:style-name="Standard">---</text:p>
      <text:p text:style-name="Standard"/>
      <text:p text:style-name="Standard">## Recap</text:p>
      <text:p text:style-name="Standard"/>
      <text:p text:style-name="Standard">You now have:</text:p>
      <text:p text:style-name="Standard"/>
      <text:p text:style-name="Standard">- Linux updated &amp;amp; basic build tools installed <text:s/></text:p>
      <text:p text:style-name="Standard">- **nvm + Node LTS + npm** installed cleanly <text:s/></text:p>
      <text:p text:style-name="Standard">- **Git** configured with your identity <text:s/></text:p>
      <text:p text:style-name="Standard">- **SSH key** registered with GitHub <text:s/></text:p>
      <text:p text:style-name="Standard">- Your Astro repo cloned &amp;amp; able to run with `npm run dev` <text:s/></text:p>
      <text:p text:style-name="Standard">- Optional: VS Code for editing</text:p>
      <text:p text:style-name="Standard"/>
      <text:p text:style-name="Standard">Next step when you’re ready: <text:s/></text:p>
      <text:p text:style-name="Standard"><text:soft-page-break/>we can wire this box into your **TGD / decision-press workflow** properly and then do the “dump JSON/HTML exports → commit → push → publish” routine.</text:p>
      <text:p text:style-name="Standard"/>
      <text:p text:style-name="Standard">For now, run the commands in order and tell me where it screams if something blows up.&lt;/div&gt;&lt;/pre&gt;&lt;pre class="message"&gt;&lt;div class="author"&gt;user&lt;/div&gt;&lt;div&gt;wanna check if it's installed already?&lt;/div&gt;&lt;/pre&gt;&lt;pre class="message"&gt;&lt;div class="author"&gt;ChatGPT&lt;/div&gt;&lt;div&gt;Sure, let's poke the system and see what’s already sitting there before we start breaking things that work. <text:s/></text:p>
      <text:p text:style-name="Standard"/>
      <text:p text:style-name="Standard">Run these in your terminal and tell me what they spit out:</text:p>
      <text:p text:style-name="Standard"/>
      <text:p text:style-name="Standard">```bash</text:p>
      <text:p text:style-name="Standard">node -v</text:p>
      <text:p text:style-name="Standard">npm -v</text:p>
      <text:p text:style-name="Standard">git --version</text:p>
      <text:p text:style-name="Standard">nvm --version</text:p>
      <text:p text:style-name="Standard">```</text:p>
      <text:p text:style-name="Standard"/>
      <text:p text:style-name="Standard">If any of those commands come back with “command not found,” that’s our cue that the box is missing that piece. <text:s/></text:p>
      <text:p text:style-name="Standard">If they all return neat little version numbers, then congratulations—past-you already did some work you forgot about.&lt;/div&gt;&lt;/pre&gt;&lt;pre class="message"&gt;&lt;div class="author"&gt;user&lt;/div&gt;&lt;div&gt;ka@boom:~$ node -v</text:p>
      <text:p text:style-name="Standard">v24.11.0</text:p>
      <text:p text:style-name="Standard">ka@boom:~$ npm -v</text:p>
      <text:p text:style-name="Standard">11.6.1</text:p>
      <text:p text:style-name="Standard">ka@boom:~$ git --version</text:p>
      <text:p text:style-name="Standard">git version 2.43.0</text:p>
      <text:p text:style-name="Standard">ka@boom:~$ nvm --version</text:p>
      <text:p text:style-name="Standard">0.39.7</text:p>
      <text:p text:style-name="Standard">ka@boom:~$ </text:p>
      <text:p text:style-name="Standard">&lt;/div&gt;&lt;/pre&gt;&lt;pre class="message"&gt;&lt;div class="author"&gt;ChatGPT&lt;/div&gt;&lt;div&gt;Well, would you look at that—this box is cleaner than a new monk’s conscience. <text:s/></text:p>
      <text:p text:style-name="Standard"/>
      <text:p text:style-name="Standard">You’ve got: <text:s/></text:p>
      <text:p text:style-name="Standard">- **Node 24.11.0** — newer than most tutorials expect (LTS is 22.x right now, but 24’s fine). <text:s/></text:p>
      <text:p text:style-name="Standard">- **npm 11.6.1** — current and sane. <text:s/></text:p>
      <text:p text:style-name="Standard">- **git 2.43.0** — solid. <text:s/></text:p>
      <text:p text:style-name="Standard">- **nvm 0.39.7** — slightly older than the latest (0.40.1), but totally functional.</text:p>
      <text:p text:style-name="Standard"/>
      <text:p text:style-name="Standard">In short: **everything’s already installed and working.**</text:p>
      <text:p text:style-name="Standard"/>
      <text:p text:style-name="Standard">If you want to be a control freak about it (and who isn’t with Linux), you could run:</text:p>
      <text:p text:style-name="Standard"/>
      <text:p text:style-name="Standard">```bash</text:p>
      <text:p text:style-name="Standard">nvm install --lts</text:p>
      <text:p text:style-name="Standard">nvm use --lts</text:p>
      <text:p text:style-name="Standard">```</text:p>
      <text:p text:style-name="Standard"/>
      <text:p text:style-name="Standard"><text:soft-page-break/>That’ll drop you back to the official long-term-support Node version (22.x) that Astro’s docs are built for. But your setup as-is should build Astro just fine. <text:s/></text:p>
      <text:p text:style-name="Standard"/>
      <text:p text:style-name="Standard">So: next move is cloning or creating your project directory under `~/Projects` and spinning up `npm create astro@latest` or `npm run dev` on an existing repo. Want to confirm what repo we’re using on this machine?&lt;/div&gt;&lt;/pre&gt;&lt;pre class="message"&gt;&lt;div class="author"&gt;user&lt;/div&gt;&lt;div&gt;Installing latest LTS version.</text:p>
      <text:p text:style-name="Standard">v24.11.0 is already installed.</text:p>
      <text:p text:style-name="Standard">Now using node v24.11.0 (npm v11.6.1)</text:p>
      <text:p text:style-name="Standard">ka@boom:~$ nvm use --lts</text:p>
      <text:p text:style-name="Standard">Now using node v24.11.0 (npm v11.6.1)</text:p>
      <text:p text:style-name="Standard">ka@boom:~$ &lt;/div&gt;&lt;/pre&gt;&lt;pre class="message"&gt;&lt;div class="author"&gt;ChatGPT&lt;/div&gt;&lt;div&gt;Beautiful. That’s basically Linux saying, “we’re already at the mountaintop, pilgrim.” <text:s/></text:p>
      <text:p text:style-name="Standard"/>
      <text:p text:style-name="Standard">You’ve got the latest Node LTS, npm, Git, and nvm all humming along. Nothing left to install—just to *use*. <text:s/></text:p>
      <text:p text:style-name="Standard"/>
      <text:p text:style-name="Standard">Let’s lock in your workspace and GitHub connection next: <text:s/></text:p>
      <text:p text:style-name="Standard"/>
      <text:p text:style-name="Standard">```bash</text:p>
      <text:p text:style-name="Standard">mkdir -p ~/Projects</text:p>
      <text:p text:style-name="Standard">cd ~/Projects</text:p>
      <text:p text:style-name="Standard">```</text:p>
      <text:p text:style-name="Standard"/>
      <text:p text:style-name="Standard">Then either: <text:s/></text:p>
      <text:p text:style-name="Standard">1. **Clone your existing repo** (like `decision-press`): <text:s/></text:p>
      <text:p text:style-name="Standard"><text:s text:c="3"/>```bash</text:p>
      <text:p text:style-name="Standard"><text:s text:c="3"/>git clone git@github.com:YOUR_USERNAME/YOUR_REPO_NAME.git</text:p>
      <text:p text:style-name="Standard"><text:s text:c="3"/>cd YOUR_REPO_NAME</text:p>
      <text:p text:style-name="Standard"><text:s text:c="3"/>npm install</text:p>
      <text:p text:style-name="Standard"><text:s text:c="3"/>npm run dev</text:p>
      <text:p text:style-name="Standard"><text:s text:c="3"/>```</text:p>
      <text:p text:style-name="Standard"><text:s text:c="3"/>That’ll serve your site locally. <text:s/></text:p>
      <text:p text:style-name="Standard"/>
      <text:p text:style-name="Standard">Or <text:s/></text:p>
      <text:p text:style-name="Standard">2. **Start a new Astro project** (for a clean sandbox): <text:s/></text:p>
      <text:p text:style-name="Standard"><text:s text:c="3"/>```bash</text:p>
      <text:p text:style-name="Standard"><text:s text:c="3"/>npm create astro@latest my-astro-site</text:p>
      <text:p text:style-name="Standard"><text:s text:c="3"/>cd my-astro-site</text:p>
      <text:p text:style-name="Standard"><text:s text:c="3"/>npm install</text:p>
      <text:p text:style-name="Standard"><text:s text:c="3"/>npm run dev</text:p>
      <text:p text:style-name="Standard"><text:s text:c="3"/>```</text:p>
      <text:p text:style-name="Standard"/>
      <text:p text:style-name="Standard">You’ll get a `Local: http://localhost:4321` message. Open it in the browser and enjoy your tiny universe made of Markdown and caffeine. <text:s/></text:p>
      <text:p text:style-name="Standard"/>
      <text:p text:style-name="Standard">You want me to walk you through setting up the SSH key and GitHub link next, or have you already done that dance on this box?&lt;/div&gt;&lt;/pre&gt;&lt;pre class="message"&gt;&lt;div <text:soft-page-break/>class="author"&gt;user&lt;/div&gt;&lt;div&gt;ka@boom:~/Projects$ git clone git@github.com:decision-press/my-astro-site.git</text:p>
      <text:p text:style-name="Standard">Cloning into 'my-astro-site'...</text:p>
      <text:p text:style-name="Standard">The authenticity of host 'github.com (140.82.114.3)' can't be established.</text:p>
      <text:p text:style-name="Standard">ED25519 key fingerprint is SHA256:+DiY3wvvV6TuJJhbpZisF/zLDA0zPMSvHdkr4UvCOqU.</text:p>
      <text:p text:style-name="Standard">This key is not known by any other names.</text:p>
      <text:p text:style-name="Standard">Are you sure you want to continue connecting (yes/no/[fingerprint])? &lt;/div&gt;&lt;/pre&gt;&lt;pre class="message"&gt;&lt;div class="author"&gt;ChatGPT&lt;/div&gt;&lt;div&gt;That prompt is normal. It’s just your box saying, “Who the hell is `github.com`?”</text:p>
      <text:p text:style-name="Standard"/>
      <text:p text:style-name="Standard">Do this:</text:p>
      <text:p text:style-name="Standard"/>
      <text:p text:style-name="Standard">1. **Type:**</text:p>
      <text:p text:style-name="Standard"><text:s text:c="3"/>```bash</text:p>
      <text:p text:style-name="Standard"><text:s text:c="3"/>yes</text:p>
      <text:p text:style-name="Standard"><text:s text:c="3"/>```</text:p>
      <text:p text:style-name="Standard"><text:s text:c="3"/>and hit Enter.</text:p>
      <text:p text:style-name="Standard"/>
      <text:p text:style-name="Standard">2. One of two things will happen:</text:p>
      <text:p text:style-name="Standard"/>
      <text:p text:style-name="Standard"><text:s text:c="3"/>### A. It just works <text:s/></text:p>
      <text:p text:style-name="Standard"><text:s text:c="3"/>You’ll see something like:</text:p>
      <text:p text:style-name="Standard"><text:s text:c="3"/>```bash</text:p>
      <text:p text:style-name="Standard"><text:s text:c="3"/>Warning: Permanently added 'github.com' (ED25519) to the list of known hosts.</text:p>
      <text:p text:style-name="Standard"><text:s text:c="3"/>remote: Enumerating objects: ...</text:p>
      <text:p text:style-name="Standard"><text:s text:c="3"/>Receiving objects: ...</text:p>
      <text:p text:style-name="Standard"><text:s text:c="3"/>Resolving deltas: ...</text:p>
      <text:p text:style-name="Standard"><text:s text:c="3"/>```</text:p>
      <text:p text:style-name="Standard"><text:s text:c="3"/>In that case:</text:p>
      <text:p text:style-name="Standard"><text:s text:c="3"/>```bash</text:p>
      <text:p text:style-name="Standard"><text:s text:c="3"/>cd my-astro-site</text:p>
      <text:p text:style-name="Standard"><text:s text:c="3"/>npm install</text:p>
      <text:p text:style-name="Standard"><text:s text:c="3"/>npm run dev</text:p>
      <text:p text:style-name="Standard"><text:s text:c="3"/>```</text:p>
      <text:p text:style-name="Standard"><text:s text:c="3"/>Then hit `http://localhost:4321` in your browser.</text:p>
      <text:p text:style-name="Standard"/>
      <text:p text:style-name="Standard"><text:s text:c="3"/>### B. It screams about permissions <text:s/></text:p>
      <text:p text:style-name="Standard"><text:s text:c="3"/>If you see:</text:p>
      <text:p text:style-name="Standard"><text:s text:c="3"/>```bash</text:p>
      <text:p text:style-name="Standard"><text:s text:c="3"/>Permission denied (publickey).</text:p>
      <text:p text:style-name="Standard"><text:s text:c="3"/>fatal: Could not read from remote repository.</text:p>
      <text:p text:style-name="Standard"><text:s text:c="3"/>```</text:p>
      <text:p text:style-name="Standard"><text:s text:c="3"/>then you don’t have an SSH key registered with GitHub yet on this box.</text:p>
      <text:p text:style-name="Standard"/>
      <text:p text:style-name="Standard"><text:s text:c="3"/>In that case, run this sequence:</text:p>
      <text:p text:style-name="Standard"/>
      <text:p text:style-name="Standard"><text:s text:c="3"/>```bash</text:p>
      <text:p text:style-name="Standard"><text:s text:c="3"/>cd ~</text:p>
      <text:p text:style-name="Standard"><text:s text:c="3"/>ssh-keygen -t ed25519 -C "YOUR_GITHUB_EMAIL"</text:p>
      <text:p text:style-name="Standard"><text:soft-page-break/><text:s text:c="3"/>```</text:p>
      <text:p text:style-name="Standard"/>
      <text:p text:style-name="Standard"><text:s text:c="3"/>Just press Enter to accept the default file location, and optionally set a passphrase.</text:p>
      <text:p text:style-name="Standard"/>
      <text:p text:style-name="Standard"><text:s text:c="3"/>Then:</text:p>
      <text:p text:style-name="Standard"/>
      <text:p text:style-name="Standard"><text:s text:c="3"/>```bash</text:p>
      <text:p text:style-name="Standard"><text:s text:c="3"/>eval "$(ssh-agent -s)"</text:p>
      <text:p text:style-name="Standard"><text:s text:c="3"/>ssh-add ~/.ssh/id_ed25519</text:p>
      <text:p text:style-name="Standard"><text:s text:c="3"/>cat ~/.ssh/id_ed25519.pub</text:p>
      <text:p text:style-name="Standard"><text:s text:c="3"/>```</text:p>
      <text:p text:style-name="Standard"/>
      <text:p text:style-name="Standard"><text:s text:c="3"/>Copy the entire line that `cat` prints.</text:p>
      <text:p text:style-name="Standard"/>
      <text:p text:style-name="Standard"><text:s text:c="3"/>In your browser:</text:p>
      <text:p text:style-name="Standard"><text:s text:c="3"/>- Go to GitHub → Settings → SSH and GPG keys <text:s/></text:p>
      <text:p text:style-name="Standard"><text:s text:c="3"/>- Click **New SSH key** <text:s/></text:p>
      <text:p text:style-name="Standard"><text:s text:c="3"/>- Paste that key, give it a name like `linux-boom`, and save.</text:p>
      <text:p text:style-name="Standard"/>
      <text:p text:style-name="Standard"><text:s text:c="3"/>Test it:</text:p>
      <text:p text:style-name="Standard"/>
      <text:p text:style-name="Standard"><text:s text:c="3"/>```bash</text:p>
      <text:p text:style-name="Standard"><text:s text:c="3"/>ssh -T git@github.com</text:p>
      <text:p text:style-name="Standard"><text:s text:c="3"/>```</text:p>
      <text:p text:style-name="Standard"/>
      <text:p text:style-name="Standard"><text:s text:c="3"/>You want something like:</text:p>
      <text:p text:style-name="Standard"><text:s text:c="3"/>&amp;gt; Hi decision-press! You’ve successfully authenticated...</text:p>
      <text:p text:style-name="Standard"/>
      <text:p text:style-name="Standard"><text:s text:c="3"/>Then redo the clone:</text:p>
      <text:p text:style-name="Standard"/>
      <text:p text:style-name="Standard"><text:s text:c="3"/>```bash</text:p>
      <text:p text:style-name="Standard"><text:s text:c="3"/>cd ~/Projects</text:p>
      <text:p text:style-name="Standard"><text:s text:c="3"/>git clone git@github.com:decision-press/my-astro-site.git</text:p>
      <text:p text:style-name="Standard"><text:s text:c="3"/>cd my-astro-site</text:p>
      <text:p text:style-name="Standard"><text:s text:c="3"/>npm install</text:p>
      <text:p text:style-name="Standard"><text:s text:c="3"/>npm run dev</text:p>
      <text:p text:style-name="Standard"><text:s text:c="3"/>```</text:p>
      <text:p text:style-name="Standard"/>
      <text:p text:style-name="Standard">At that point the Linux box is officially wired into your Astro / GitHub universe instead of just taking up desk space.&lt;/div&gt;&lt;/pre&gt;&lt;pre class="message"&gt;&lt;div class="author"&gt;user&lt;/div&gt;&lt;div&gt;ka@boom:~/Projects$ git clone git@github.com:decision-press/my-astro-site.git</text:p>
      <text:p text:style-name="Standard">Cloning into 'my-astro-site'...</text:p>
      <text:p text:style-name="Standard">The authenticity of host 'github.com (140.82.114.3)' can't be established.</text:p>
      <text:p text:style-name="Standard">ED25519 key fingerprint is SHA256:+DiY3wvvV6TuJJhbpZisF/zLDA0zPMSvHdkr4UvCOqU.</text:p>
      <text:p text:style-name="Standard">This key is not known by any other names.</text:p>
      <text:p text:style-name="Standard">Are you sure you want to continue connecting (yes/no/[fingerprint])? yes</text:p>
      <text:p text:style-name="Standard">Warning: Permanently added 'github.com' (ED25519) to the list of known hosts.</text:p>
      <text:p text:style-name="Standard">git@github.com: Permission denied (publickey).</text:p>
      <text:p text:style-name="Standard"><text:soft-page-break/>fatal: Could not read from remote repository.</text:p>
      <text:p text:style-name="Standard"/>
      <text:p text:style-name="Standard">Please make sure you have the correct access rights</text:p>
      <text:p text:style-name="Standard">and the repository exists.&lt;/div&gt;&lt;/pre&gt;&lt;pre class="message"&gt;&lt;div class="author"&gt;ChatGPT&lt;/div&gt;&lt;div&gt;There it is: classic <text:s/></text:p>
      <text:p text:style-name="Standard">&amp;gt; `Permission denied (publickey).` <text:s/></text:p>
      <text:p text:style-name="Standard"/>
      <text:p text:style-name="Standard">Translation: *“Who are you and why are you touching my repo?”* <text:s/></text:p>
      <text:p text:style-name="Standard">This Linux box has **no SSH key registered with GitHub** yet. We fix that.</text:p>
      <text:p text:style-name="Standard"/>
      <text:p text:style-name="Standard">## 1. Check if you already have a key on this box</text:p>
      <text:p text:style-name="Standard"/>
      <text:p text:style-name="Standard">In the terminal:</text:p>
      <text:p text:style-name="Standard"/>
      <text:p text:style-name="Standard">```bash</text:p>
      <text:p text:style-name="Standard">ls -l ~/.ssh</text:p>
      <text:p text:style-name="Standard">```</text:p>
      <text:p text:style-name="Standard"/>
      <text:p text:style-name="Standard">If you see `id_ed25519` and `id_ed25519.pub` already there, skip to **Step 3**. <text:s/></text:p>
      <text:p text:style-name="Standard">If `.ssh` doesn’t exist or those files aren’t there, continue with Step 2.</text:p>
      <text:p text:style-name="Standard"/>
      <text:p text:style-name="Standard">---</text:p>
      <text:p text:style-name="Standard"/>
      <text:p text:style-name="Standard">## 2. Generate a new SSH key</text:p>
      <text:p text:style-name="Standard"/>
      <text:p text:style-name="Standard">Run:</text:p>
      <text:p text:style-name="Standard"/>
      <text:p text:style-name="Standard">```bash</text:p>
      <text:p text:style-name="Standard">ssh-keygen -t ed25519 -C "your-github-email@example.com"</text:p>
      <text:p text:style-name="Standard">```</text:p>
      <text:p text:style-name="Standard"/>
      <text:p text:style-name="Standard">- When it asks for file location, just press **Enter** to accept default (`~/.ssh/id_ed25519`).</text:p>
      <text:p text:style-name="Standard">- When it asks for passphrase:</text:p>
      <text:p text:style-name="Standard"><text:s text:c="2"/>- Either set one (safer), or</text:p>
      <text:p text:style-name="Standard"><text:s text:c="2"/>- Press Enter twice for no passphrase.</text:p>
      <text:p text:style-name="Standard"/>
      <text:p text:style-name="Standard">Now start the SSH agent and add the key:</text:p>
      <text:p text:style-name="Standard"/>
      <text:p text:style-name="Standard">```bash</text:p>
      <text:p text:style-name="Standard">eval "$(ssh-agent -s)"</text:p>
      <text:p text:style-name="Standard">ssh-add ~/.ssh/id_ed25519</text:p>
      <text:p text:style-name="Standard">```</text:p>
      <text:p text:style-name="Standard"/>
      <text:p text:style-name="Standard">If it prints something like `Identity added: /home/ka/.ssh/id_ed25519`, that part is done.</text:p>
      <text:p text:style-name="Standard"/>
      <text:p text:style-name="Standard">---</text:p>
      <text:p text:style-name="Standard"/>
      <text:p text:style-name="Standard">## 3. Add the key to GitHub</text:p>
      <text:p text:style-name="Standard"/>
      <text:p text:style-name="Standard"><text:soft-page-break/>Show the public key:</text:p>
      <text:p text:style-name="Standard"/>
      <text:p text:style-name="Standard">```bash</text:p>
      <text:p text:style-name="Standard">cat ~/.ssh/id_ed25519.pub</text:p>
      <text:p text:style-name="Standard">```</text:p>
      <text:p text:style-name="Standard"/>
      <text:p text:style-name="Standard">You’ll see a long line starting with `ssh-ed25519`. <text:s/></text:p>
      <text:p text:style-name="Standard"/>
      <text:p text:style-name="Standard">1. Select and copy that entire line. <text:s/></text:p>
      <text:p text:style-name="Standard">2. In your browser, go to:</text:p>
      <text:p text:style-name="Standard"><text:s text:c="3"/>- GitHub → **Settings** (top right avatar menu)</text:p>
      <text:p text:style-name="Standard"><text:s text:c="3"/>- **SSH and GPG keys**</text:p>
      <text:p text:style-name="Standard"><text:s text:c="3"/>- Click **New SSH key**</text:p>
      <text:p text:style-name="Standard"><text:s text:c="3"/>- Title: `linux-boom` or whatever</text:p>
      <text:p text:style-name="Standard"><text:s text:c="3"/>- Key: paste that line <text:s/></text:p>
      <text:p text:style-name="Standard"><text:s text:c="3"/>- Save.</text:p>
      <text:p text:style-name="Standard"/>
      <text:p text:style-name="Standard">---</text:p>
      <text:p text:style-name="Standard"/>
      <text:p text:style-name="Standard">## 4. Test SSH access to GitHub</text:p>
      <text:p text:style-name="Standard"/>
      <text:p text:style-name="Standard">Back in the terminal:</text:p>
      <text:p text:style-name="Standard"/>
      <text:p text:style-name="Standard">```bash</text:p>
      <text:p text:style-name="Standard">ssh -T git@github.com</text:p>
      <text:p text:style-name="Standard">```</text:p>
      <text:p text:style-name="Standard"/>
      <text:p text:style-name="Standard">First time you might get a “Are you sure you want to continue connecting (yes/no)?” again. Type:</text:p>
      <text:p text:style-name="Standard"/>
      <text:p text:style-name="Standard">```bash</text:p>
      <text:p text:style-name="Standard">yes</text:p>
      <text:p text:style-name="Standard">```</text:p>
      <text:p text:style-name="Standard"/>
      <text:p text:style-name="Standard">You want to see something like:</text:p>
      <text:p text:style-name="Standard"/>
      <text:p text:style-name="Standard">&amp;gt; Hi decision-press! You’ve successfully authenticated, but GitHub does not provide shell access.</text:p>
      <text:p text:style-name="Standard"/>
      <text:p text:style-name="Standard">That means GitHub finally knows this box belongs to you.</text:p>
      <text:p text:style-name="Standard"/>
      <text:p text:style-name="Standard">---</text:p>
      <text:p text:style-name="Standard"/>
      <text:p text:style-name="Standard">## 5. Try the clone again</text:p>
      <text:p text:style-name="Standard"/>
      <text:p text:style-name="Standard">Now redo the clone:</text:p>
      <text:p text:style-name="Standard"/>
      <text:p text:style-name="Standard">```bash</text:p>
      <text:p text:style-name="Standard">cd ~/Projects</text:p>
      <text:p text:style-name="Standard">git clone git@github.com:decision-press/my-astro-site.git</text:p>
      <text:p text:style-name="Standard">cd my-astro-site</text:p>
      <text:p text:style-name="Standard"><text:soft-page-break/>npm install</text:p>
      <text:p text:style-name="Standard">npm run dev</text:p>
      <text:p text:style-name="Standard">```</text:p>
      <text:p text:style-name="Standard"/>
      <text:p text:style-name="Standard">Astro should boot and tell you:</text:p>
      <text:p text:style-name="Standard"/>
      <text:p text:style-name="Standard">&amp;gt; Local: http://localhost:4321/</text:p>
      <text:p text:style-name="Standard"/>
      <text:p text:style-name="Standard">Open that in the browser on the Linux box and enjoy your fragile little universe rendering correctly.</text:p>
      <text:p text:style-name="Standard"/>
      <text:p text:style-name="Standard">---</text:p>
      <text:p text:style-name="Standard"/>
      <text:p text:style-name="Standard">Summary: nothing is wrong with the repo; the Linux box just showed up at the GitHub party without ID. You’ve now forged its papers properly.&lt;/div&gt;&lt;/pre&gt;&lt;pre class="message"&gt;&lt;div class="author"&gt;user&lt;/div&gt;&lt;div&gt;ka@boom:~/Projects$ ls -l ~/.ssh</text:p>
      <text:p text:style-name="Standard">total 4</text:p>
      <text:p text:style-name="Standard">-rw-r--r-- 1 ka ka 142 Nov <text:s/>9 14:08 known_hosts&lt;/div&gt;&lt;/pre&gt;&lt;pre class="message"&gt;&lt;div class="author"&gt;ChatGPT&lt;/div&gt;&lt;div&gt;Good, so this box is basically standing at GitHub’s front door with **no ID** and a scribbled Post-it saying “known_hosts.”</text:p>
      <text:p text:style-name="Standard"/>
      <text:p text:style-name="Standard">We’re going to fix that properly.</text:p>
      <text:p text:style-name="Standard"/>
      <text:p text:style-name="Standard">---</text:p>
      <text:p text:style-name="Standard"/>
      <text:p text:style-name="Standard">## 1. Generate an SSH key</text:p>
      <text:p text:style-name="Standard"/>
      <text:p text:style-name="Standard">Run this exactly:</text:p>
      <text:p text:style-name="Standard"/>
      <text:p text:style-name="Standard">```bash</text:p>
      <text:p text:style-name="Standard">ssh-keygen -t ed25519 -C "your-github-email@example.com"</text:p>
      <text:p text:style-name="Standard">```</text:p>
      <text:p text:style-name="Standard"/>
      <text:p text:style-name="Standard">Use the email you use on GitHub.</text:p>
      <text:p text:style-name="Standard"/>
      <text:p text:style-name="Standard">When it asks:</text:p>
      <text:p text:style-name="Standard"/>
      <text:p text:style-name="Standard">- `Enter file in which to save the key (/home/ka/.ssh/id_ed25519):` <text:s/></text:p>
      <text:p text:style-name="Standard"><text:s text:c="2"/>→ just press **Enter** <text:s/></text:p>
      <text:p text:style-name="Standard">- `Enter passphrase (empty for no passphrase):` <text:s/></text:p>
      <text:p text:style-name="Standard"><text:s text:c="2"/>→ your choice; for now you can just press **Enter** twice if you don’t feel like remembering one.</text:p>
      <text:p text:style-name="Standard"/>
      <text:p text:style-name="Standard">That will create:</text:p>
      <text:p text:style-name="Standard"/>
      <text:p text:style-name="Standard">- `~/.ssh/id_ed25519`</text:p>
      <text:p text:style-name="Standard">- `~/.ssh/id_ed25519.pub`</text:p>
      <text:p text:style-name="Standard"/>
      <text:p text:style-name="Standard">---</text:p>
      <text:p text:style-name="Standard"/>
      <text:p text:style-name="Standard">## 2. Add key to SSH agent</text:p>
      <text:p text:style-name="Standard"><text:soft-page-break/></text:p>
      <text:p text:style-name="Standard">```bash</text:p>
      <text:p text:style-name="Standard">eval "$(ssh-agent -s)"</text:p>
      <text:p text:style-name="Standard">ssh-add ~/.ssh/id_ed25519</text:p>
      <text:p text:style-name="Standard">```</text:p>
      <text:p text:style-name="Standard"/>
      <text:p text:style-name="Standard">You should see something like:</text:p>
      <text:p text:style-name="Standard"/>
      <text:p text:style-name="Standard">&amp;gt; Identity added: /home/ka/.ssh/id_ed25519</text:p>
      <text:p text:style-name="Standard"/>
      <text:p text:style-name="Standard">If it complains, we deal with that, but it should be fine.</text:p>
      <text:p text:style-name="Standard"/>
      <text:p text:style-name="Standard">---</text:p>
      <text:p text:style-name="Standard"/>
      <text:p text:style-name="Standard">## 3. Copy the public key</text:p>
      <text:p text:style-name="Standard"/>
      <text:p text:style-name="Standard">Now get the thing GitHub cares about:</text:p>
      <text:p text:style-name="Standard"/>
      <text:p text:style-name="Standard">```bash</text:p>
      <text:p text:style-name="Standard">cat ~/.ssh/id_ed25519.pub</text:p>
      <text:p text:style-name="Standard">```</text:p>
      <text:p text:style-name="Standard"/>
      <text:p text:style-name="Standard">Select that whole line (`ssh-ed25519 ...`), copy it.</text:p>
      <text:p text:style-name="Standard"/>
      <text:p text:style-name="Standard">---</text:p>
      <text:p text:style-name="Standard"/>
      <text:p text:style-name="Standard">## 4. Add it to GitHub</text:p>
      <text:p text:style-name="Standard"/>
      <text:p text:style-name="Standard">In the browser:</text:p>
      <text:p text:style-name="Standard"/>
      <text:p text:style-name="Standard">1. Go to GitHub (logged in as `decision-press`).</text:p>
      <text:p text:style-name="Standard">2. Top-right avatar → **Settings**.</text:p>
      <text:p text:style-name="Standard">3. Left sidebar → **SSH and GPG keys**.</text:p>
      <text:p text:style-name="Standard">4. Click **New SSH key**.</text:p>
      <text:p text:style-name="Standard">5. Title: something like `linux-boom`.</text:p>
      <text:p text:style-name="Standard">6. Paste the key you copied.</text:p>
      <text:p text:style-name="Standard">7. Save.</text:p>
      <text:p text:style-name="Standard"/>
      <text:p text:style-name="Standard">---</text:p>
      <text:p text:style-name="Standard"/>
      <text:p text:style-name="Standard">## 5. Test the connection</text:p>
      <text:p text:style-name="Standard"/>
      <text:p text:style-name="Standard">Back in terminal:</text:p>
      <text:p text:style-name="Standard"/>
      <text:p text:style-name="Standard">```bash</text:p>
      <text:p text:style-name="Standard">ssh -T git@github.com</text:p>
      <text:p text:style-name="Standard">```</text:p>
      <text:p text:style-name="Standard"/>
      <text:p text:style-name="Standard">If it asks “Are you sure you want to continue connecting (yes/no/[fingerprint])?” again, type:</text:p>
      <text:p text:style-name="Standard"><text:soft-page-break/></text:p>
      <text:p text:style-name="Standard">```bash</text:p>
      <text:p text:style-name="Standard">yes</text:p>
      <text:p text:style-name="Standard">```</text:p>
      <text:p text:style-name="Standard"/>
      <text:p text:style-name="Standard">You want something like:</text:p>
      <text:p text:style-name="Standard"/>
      <text:p text:style-name="Standard">&amp;gt; Hi decision-press! You’ve successfully authenticated, but GitHub does not provide shell access.</text:p>
      <text:p text:style-name="Standard"/>
      <text:p text:style-name="Standard">If you see that, we’re in.</text:p>
      <text:p text:style-name="Standard"/>
      <text:p text:style-name="Standard">---</text:p>
      <text:p text:style-name="Standard"/>
      <text:p text:style-name="Standard">## 6. Clone the repo again</text:p>
      <text:p text:style-name="Standard"/>
      <text:p text:style-name="Standard">Now redo the clone:</text:p>
      <text:p text:style-name="Standard"/>
      <text:p text:style-name="Standard">```bash</text:p>
      <text:p text:style-name="Standard">cd ~/Projects</text:p>
      <text:p text:style-name="Standard">git clone git@github.com:decision-press/my-astro-site.git</text:p>
      <text:p text:style-name="Standard">cd my-astro-site</text:p>
      <text:p text:style-name="Standard">npm install</text:p>
      <text:p text:style-name="Standard">npm run dev</text:p>
      <text:p text:style-name="Standard">```</text:p>
      <text:p text:style-name="Standard"/>
      <text:p text:style-name="Standard">Then hit `http://localhost:4321` in the browser on the Linux box and your Astro site should be live.</text:p>
      <text:p text:style-name="Standard"/>
      <text:p text:style-name="Standard">Do those steps in order and paste the **first error** it throws, if any. If it doesn’t complain, then sadly everything is working and we have nothing to swear at except WordPress.&lt;/div&gt;&lt;/pre&gt;&lt;pre class="message"&gt;&lt;div class="author"&gt;user&lt;/div&gt;&lt;div&gt;ka@boom:~/Projects$ ssh-keygen -t ed25519 -C "danbousho@gmail.com"</text:p>
      <text:p text:style-name="Standard">Generating public/private ed25519 key pair.</text:p>
      <text:p text:style-name="Standard">Enter file in which to save the key (/home/ka/.ssh/id_ed25519): &lt;/div&gt;&lt;/pre&gt;&lt;pre class="message"&gt;&lt;div class="author"&gt;ChatGPT&lt;/div&gt;&lt;div&gt;Perfect — when it asks that, just **press Enter** to accept the default path (`/home/ka/.ssh/id_ed25519`). <text:s/></text:p>
      <text:p text:style-name="Standard"/>
      <text:p text:style-name="Standard">Then it’ll ask for a passphrase: <text:s/></text:p>
      <text:p text:style-name="Standard"/>
      <text:p text:style-name="Standard">- You can hit **Enter** twice (no passphrase) if you want it to log in automatically. <text:s/></text:p>
      <text:p text:style-name="Standard">- Or you can enter one if you’d like an extra layer of security. <text:s/></text:p>
      <text:p text:style-name="Standard"/>
      <text:p text:style-name="Standard">Once that’s done, it’ll confirm the key was created and show you something like:</text:p>
      <text:p text:style-name="Standard"/>
      <text:p text:style-name="Standard">&amp;gt; Your identification has been saved in /home/ka/.ssh/id_ed25519 <text:s/></text:p>
      <text:p text:style-name="Standard">&amp;gt; Your public key has been saved in /home/ka/.ssh/id_ed25519.pub <text:s/></text:p>
      <text:p text:style-name="Standard"/>
      <text:p text:style-name="Standard">After that, we’ll add it to the SSH agent.&lt;/div&gt;&lt;/pre&gt;&lt;pre class="message"&gt;&lt;div class="author"&gt;user&lt;/div&gt;&lt;div&gt;Generating public/private ed25519 key pair.</text:p>
      <text:p text:style-name="Standard">Enter file in which to save the key (/home/ka/.ssh/id_ed25519): </text:p>
      <text:p text:style-name="Standard"><text:soft-page-break/>Enter passphrase (empty for no passphrase): </text:p>
      <text:p text:style-name="Standard">Enter same passphrase again: </text:p>
      <text:p text:style-name="Standard">Your identification has been saved in /home/ka/.ssh/id_ed25519</text:p>
      <text:p text:style-name="Standard">Your public key has been saved in /home/ka/.ssh/id_ed25519.pub</text:p>
      <text:p text:style-name="Standard">The key fingerprint is:</text:p>
      <text:p text:style-name="Standard">SHA256:3Gr2N7R7oEzh4wrcvVpOeO8IyJQraVC/BUBTzSTgrP4 danbousho@gmail.com</text:p>
      <text:p text:style-name="Standard">The key's randomart image is:</text:p>
      <text:p text:style-name="Standard">+--[ED25519 256]--+</text:p>
      <text:p text:style-name="Standard">| <text:s text:c="2"/>.=oo+. <text:s text:c="7"/>|</text:p>
      <text:p text:style-name="Standard">| <text:s text:c="2"/>o o .o <text:s text:c="7"/>|</text:p>
      <text:p text:style-name="Standard">| <text:s text:c="3"/>+ . <text:s text:c="9"/>|</text:p>
      <text:p text:style-name="Standard">| <text:s text:c="2"/>o . + .. <text:s text:c="5"/>|</text:p>
      <text:p text:style-name="Standard">| <text:s/>o <text:s text:c="2"/>+ S... <text:s text:c="4"/>|</text:p>
      <text:p text:style-name="Standard">| . . = * ++ o <text:s text:c="3"/>|</text:p>
      <text:p text:style-name="Standard">| <text:s/>. + B B+=+ o <text:s text:c="2"/>|</text:p>
      <text:p text:style-name="Standard">| <text:s text:c="2"/>o . + B+++ . <text:s/>|</text:p>
      <text:p text:style-name="Standard">| <text:s text:c="3"/>E <text:s text:c="2"/>oo=o++ <text:s text:c="2"/>|</text:p>
      <text:p text:style-name="Standard">+----[SHA256]-----+&lt;/div&gt;&lt;/pre&gt;&lt;pre class="message"&gt;&lt;div class="author"&gt;ChatGPT&lt;/div&gt;&lt;div&gt;Excellent. You just birthed a shiny new SSH identity. <text:s/></text:p>
      <text:p text:style-name="Standard"/>
      <text:p text:style-name="Standard">Now finish the ritual: <text:s/></text:p>
      <text:p text:style-name="Standard"/>
      <text:p text:style-name="Standard">```bash</text:p>
      <text:p text:style-name="Standard">eval "$(ssh-agent -s)"</text:p>
      <text:p text:style-name="Standard">ssh-add ~/.ssh/id_ed25519</text:p>
      <text:p text:style-name="Standard">```</text:p>
      <text:p text:style-name="Standard"/>
      <text:p text:style-name="Standard">It should say something like <text:s/></text:p>
      <text:p text:style-name="Standard">&amp;gt; Identity added: /home/ka/.ssh/id_ed25519 <text:s/></text:p>
      <text:p text:style-name="Standard"/>
      <text:p text:style-name="Standard">Then show your public key so we can copy it into GitHub: <text:s/></text:p>
      <text:p text:style-name="Standard"/>
      <text:p text:style-name="Standard">```bash</text:p>
      <text:p text:style-name="Standard">cat ~/.ssh/id_ed25519.pub</text:p>
      <text:p text:style-name="Standard">```</text:p>
      <text:p text:style-name="Standard"/>
      <text:p text:style-name="Standard">Copy that entire line (starts with `ssh-ed25519` and ends with your email). <text:s/></text:p>
      <text:p text:style-name="Standard"/>
      <text:p text:style-name="Standard">Then in GitHub: <text:s/></text:p>
      <text:p text:style-name="Standard">- Go to **Settings → SSH and GPG keys → New SSH key** <text:s/></text:p>
      <text:p text:style-name="Standard">- Title: `linux-boom` <text:s/></text:p>
      <text:p text:style-name="Standard">- Paste it and click **Add SSH key** <text:s/></text:p>
      <text:p text:style-name="Standard"/>
      <text:p text:style-name="Standard">When that’s done, test it: <text:s/></text:p>
      <text:p text:style-name="Standard"/>
      <text:p text:style-name="Standard">```bash</text:p>
      <text:p text:style-name="Standard">ssh -T git@github.com</text:p>
      <text:p text:style-name="Standard">```</text:p>
      <text:p text:style-name="Standard"/>
      <text:p text:style-name="Standard"><text:soft-page-break/>Type `yes` when it asks about authenticity. <text:s/></text:p>
      <text:p text:style-name="Standard">If you get “Hi decision-press! You’ve successfully authenticated…,” the box and GitHub are officially on speaking terms.&lt;/div&gt;&lt;/pre&gt;&lt;pre class="message"&gt;&lt;div class="author"&gt;user&lt;/div&gt;&lt;div&gt;where are settings?&lt;/div&gt;&lt;/pre&gt;&lt;pre class="message"&gt;&lt;div class="author"&gt;ChatGPT&lt;/div&gt;&lt;div&gt;GitHub hides them like it’s a treasure hunt. Here’s the path: <text:s/></text:p>
      <text:p text:style-name="Standard"/>
      <text:p text:style-name="Standard">1. Go to [**github.com**](https://github.com). <text:s/></text:p>
      <text:p text:style-name="Standard">2. Make sure you’re logged in as **decision-press** (top right corner should show your avatar). <text:s/></text:p>
      <text:p text:style-name="Standard">3. Click that **avatar** (top-right corner). <text:s/></text:p>
      <text:p text:style-name="Standard">4. In the dropdown, click **Settings** — not *repository settings*, but your **personal account settings**. <text:s/></text:p>
      <text:p text:style-name="Standard">5. On the left sidebar of that Settings page, scroll down to **SSH and GPG keys**. <text:s/></text:p>
      <text:p text:style-name="Standard">6. Click it, then click the green **New SSH key** button. <text:s/></text:p>
      <text:p text:style-name="Standard"/>
      <text:p text:style-name="Standard">Title it something like `linux-boom` and paste the key you copied from your terminal (`cat ~/.ssh/id_ed25519.pub`). <text:s/></text:p>
      <text:p text:style-name="Standard">Then click **Add SSH key**. <text:s/></text:p>
      <text:p text:style-name="Standard"/>
      <text:p text:style-name="Standard">Once it’s in, come back to the terminal and run: <text:s/></text:p>
      <text:p text:style-name="Standard"/>
      <text:p text:style-name="Standard">```bash</text:p>
      <text:p text:style-name="Standard">ssh -T git@github.com</text:p>
      <text:p text:style-name="Standard">``` <text:s/></text:p>
      <text:p text:style-name="Standard"/>
      <text:p text:style-name="Standard">That’ll test the handshake. You should see: <text:s/></text:p>
      <text:p text:style-name="Standard">&amp;gt; Hi decision-press! You’ve successfully authenticated… <text:s/></text:p>
      <text:p text:style-name="Standard"/>
      <text:p text:style-name="Standard">If it says that, your Linux box is officially in the GitHub club.&lt;/div&gt;&lt;/pre&gt;&lt;pre class="message"&gt;&lt;div class="author"&gt;user&lt;/div&gt;&lt;div&gt;begin with the tilde?&lt;/div&gt;&lt;/pre&gt;&lt;pre class="message"&gt;&lt;div class="author"&gt;ChatGPT&lt;/div&gt;&lt;div&gt;No, don’t include the tilde when you paste the key into GitHub — the tilde is just shorthand for your home directory on Linux. <text:s/></text:p>
      <text:p text:style-name="Standard"/>
      <text:p text:style-name="Standard">You want to paste **only the contents** of the `.pub` file, not its path. <text:s/></text:p>
      <text:p text:style-name="Standard"/>
      <text:p text:style-name="Standard">So: <text:s/></text:p>
      <text:p text:style-name="Standard"/>
      <text:p text:style-name="Standard">1. In the terminal, type <text:s/></text:p>
      <text:p text:style-name="Standard"><text:s text:c="3"/>```bash</text:p>
      <text:p text:style-name="Standard"><text:s text:c="3"/>cat ~/.ssh/id_ed25519.pub</text:p>
      <text:p text:style-name="Standard"><text:s text:c="3"/>``` <text:s/></text:p>
      <text:p text:style-name="Standard">2. Copy **everything that appears after that** — the long single line starting with <text:s/></text:p>
      <text:p text:style-name="Standard"><text:s text:c="3"/>```</text:p>
      <text:p text:style-name="Standard"><text:s text:c="3"/>ssh-ed25519</text:p>
      <text:p text:style-name="Standard"><text:s text:c="3"/>``` <text:s/></text:p>
      <text:p text:style-name="Standard"><text:s text:c="3"/>and ending with <text:s/></text:p>
      <text:p text:style-name="Standard"><text:s text:c="3"/>```</text:p>
      <text:p text:style-name="Standard"><text:s text:c="3"/>danbousho@gmail.com</text:p>
      <text:p text:style-name="Standard"><text:s text:c="3"/>``` <text:s/></text:p>
      <text:p text:style-name="Standard">3. Go to GitHub → Settings → SSH and GPG keys → New SSH key → paste that line → Save. <text:s/></text:p>
      <text:p text:style-name="Standard"><text:soft-page-break/></text:p>
      <text:p text:style-name="Standard">That’s the one GitHub actually uses to recognize you.&lt;/div&gt;&lt;/pre&gt;&lt;pre class="message"&gt;&lt;div class="author"&gt;user&lt;/div&gt;&lt;div&gt;/home/ka/.ssh/id_ed25519 (danbousho@gmail.com)&lt;/div&gt;&lt;/pre&gt;&lt;pre class="message"&gt;&lt;div class="author"&gt;ChatGPT&lt;/div&gt;&lt;div&gt;Perfect — that’s just GitHub showing you the **label** it attached to your key once you pasted it in. <text:s/></text:p>
      <text:p text:style-name="Standard">That line means: <text:s/></text:p>
      <text:p text:style-name="Standard"/>
      <text:p text:style-name="Standard">&amp;gt; “This SSH key lives at `/home/ka/.ssh/id_ed25519` on your machine, and it’s now associated with your GitHub account under `danbousho@gmail.com`.” <text:s/></text:p>
      <text:p text:style-name="Standard"/>
      <text:p text:style-name="Standard">So far, so good. <text:s/></text:p>
      <text:p text:style-name="Standard"/>
      <text:p text:style-name="Standard">Now for the final test—back in your terminal, run this: <text:s/></text:p>
      <text:p text:style-name="Standard"/>
      <text:p text:style-name="Standard">```bash</text:p>
      <text:p text:style-name="Standard">ssh -T git@github.com</text:p>
      <text:p text:style-name="Standard">``` <text:s/></text:p>
      <text:p text:style-name="Standard"/>
      <text:p text:style-name="Standard">It’ll probably ask again: <text:s/></text:p>
      <text:p text:style-name="Standard">&amp;gt; Are you sure you want to continue connecting (yes/no/[fingerprint])? <text:s/></text:p>
      <text:p text:style-name="Standard"/>
      <text:p text:style-name="Standard">Type `yes`. <text:s/></text:p>
      <text:p text:style-name="Standard"/>
      <text:p text:style-name="Standard">If everything’s wired correctly, you’ll get: <text:s/></text:p>
      <text:p text:style-name="Standard">&amp;gt; Hi decision-press! You’ve successfully authenticated, but GitHub does not provide shell access. <text:s/></text:p>
      <text:p text:style-name="Standard"/>
      <text:p text:style-name="Standard">That means your Linux box is officially trusted by GitHub, and you can pull, push, and clone without ever typing a password again.&lt;/div&gt;&lt;/pre&gt;&lt;pre class="message"&gt;&lt;div class="author"&gt;user&lt;/div&gt;&lt;div&gt;so i paste that complete line in the key box of add key&lt;/div&gt;&lt;/pre&gt;&lt;pre class="message"&gt;&lt;div class="author"&gt;ChatGPT&lt;/div&gt;&lt;div&gt;Exactly. Paste **the entire line** from your terminal output — the one that starts with `ssh-ed25519` and ends with your email address — straight into the **“Key”** box on GitHub. <text:s/></text:p>
      <text:p text:style-name="Standard"/>
      <text:p text:style-name="Standard">Don’t add quotes, don’t trim it, don’t try to paste the file path — just that one long line. <text:s/></text:p>
      <text:p text:style-name="Standard"/>
      <text:p text:style-name="Standard">Then hit **“Add SSH key.”** <text:s/></text:p>
      <text:p text:style-name="Standard"/>
      <text:p text:style-name="Standard">Once that’s saved, jump back to your terminal and test the connection: <text:s/></text:p>
      <text:p text:style-name="Standard"/>
      <text:p text:style-name="Standard">```bash</text:p>
      <text:p text:style-name="Standard">ssh -T git@github.com</text:p>
      <text:p text:style-name="Standard">``` <text:s/></text:p>
      <text:p text:style-name="Standard"/>
      <text:p text:style-name="Standard">If you see the friendly “Hi decision-press!” message, it means the handshake worked and you’re cleared for cloning, pulling, and pushing like a proper grown-up developer.&lt;/div&gt;&lt;/pre&gt;&lt;pre class="message"&gt;&lt;div class="author"&gt;user&lt;/div&gt;&lt;div&gt;Key is invalid. You must supply a key in OpenSSH public key format&lt;/div&gt;&lt;/pre&gt;&lt;pre class="message"&gt;&lt;div class="author"&gt;ChatGPT&lt;/div&gt;&lt;div&gt;Right, so GitHub is not impressed with whatever you fed it. <text:s/></text:p>
      <text:p text:style-name="Standard"/>
      <text:p text:style-name="Standard"><text:soft-page-break/>That error means you did **not** paste the actual public key, you pasted something *about* the key (like `/home/ka/.ssh/id_ed25519 (danbousho@gmail.com)`) instead of the key itself.</text:p>
      <text:p text:style-name="Standard"/>
      <text:p text:style-name="Standard">We’re going to do this slowly so your Linux box doesn’t start mocking us.</text:p>
      <text:p text:style-name="Standard"/>
      <text:p text:style-name="Standard">---</text:p>
      <text:p text:style-name="Standard"/>
      <text:p text:style-name="Standard">## 1. Show the actual public key</text:p>
      <text:p text:style-name="Standard"/>
      <text:p text:style-name="Standard">In your terminal, run:</text:p>
      <text:p text:style-name="Standard"/>
      <text:p text:style-name="Standard">```bash</text:p>
      <text:p text:style-name="Standard">cat ~/.ssh/id_ed25519.pub</text:p>
      <text:p text:style-name="Standard">```</text:p>
      <text:p text:style-name="Standard"/>
      <text:p text:style-name="Standard">You should see **one very long line**, something like this (example, not real):</text:p>
      <text:p text:style-name="Standard"/>
      <text:p text:style-name="Standard">```text</text:p>
      <text:p text:style-name="Standard">ssh-ed25519 AAAAC3NzaC1lZDI1NTE5AAAAIHh3q8fksjdflksjdf8934u2893r7f... danbousho@gmail.com</text:p>
      <text:p text:style-name="Standard">```</text:p>
      <text:p text:style-name="Standard"/>
      <text:p text:style-name="Standard">Key parts:</text:p>
      <text:p text:style-name="Standard"/>
      <text:p text:style-name="Standard">- It **starts** with: `ssh-ed25519`</text:p>
      <text:p text:style-name="Standard">- Then a **huge blob** of random characters (`AAAAC3Nz...`)</text:p>
      <text:p text:style-name="Standard">- Then a space</text:p>
      <text:p text:style-name="Standard">- Then your email: `danbousho@gmail.com`</text:p>
      <text:p text:style-name="Standard"/>
      <text:p text:style-name="Standard">That entire thing is the public key.</text:p>
      <text:p text:style-name="Standard"/>
      <text:p text:style-name="Standard">Do **not** copy:</text:p>
      <text:p text:style-name="Standard"/>
      <text:p text:style-name="Standard">- The command itself (`cat ~/.ssh/id_ed25519.pub`)</text:p>
      <text:p text:style-name="Standard">- The prompt (`ka@boom:~$`)</text:p>
      <text:p text:style-name="Standard">- Any file path like `/home/ka/.ssh/id_ed25519 (danbousho@gmail.com)`</text:p>
      <text:p text:style-name="Standard"/>
      <text:p text:style-name="Standard">Only the `ssh-ed25519 ... email` line.</text:p>
      <text:p text:style-name="Standard"/>
      <text:p text:style-name="Standard">---</text:p>
      <text:p text:style-name="Standard"/>
      <text:p text:style-name="Standard">## 2. Copy it correctly</text:p>
      <text:p text:style-name="Standard"/>
      <text:p text:style-name="Standard">When `cat` prints the key:</text:p>
      <text:p text:style-name="Standard"/>
      <text:p text:style-name="Standard">1. Put your mouse cursor right at the start of `ssh-ed25519`.</text:p>
      <text:p text:style-name="Standard">2. Click and drag all the way to the end of `danbousho@gmail.com`.</text:p>
      <text:p text:style-name="Standard">3. Make sure you did **not** grab any extra shell prompt text before or after.</text:p>
      <text:p text:style-name="Standard">4. Copy that selection.</text:p>
      <text:p text:style-name="Standard"><text:soft-page-break/></text:p>
      <text:p text:style-name="Standard">If the line wraps in the terminal visually, it’s still **one line**. Just select across the wrap. Don’t worry about it.</text:p>
      <text:p text:style-name="Standard"/>
      <text:p text:style-name="Standard">---</text:p>
      <text:p text:style-name="Standard"/>
      <text:p text:style-name="Standard">## 3. Paste into GitHub again</text:p>
      <text:p text:style-name="Standard"/>
      <text:p text:style-name="Standard">Back in GitHub:</text:p>
      <text:p text:style-name="Standard"/>
      <text:p text:style-name="Standard">- **Settings → SSH and GPG keys → New SSH key**</text:p>
      <text:p text:style-name="Standard">- Title: `linux-boom`</text:p>
      <text:p text:style-name="Standard">- In the **Key** box, paste that long `ssh-ed25519 ...` line</text:p>
      <text:p text:style-name="Standard">- Click **Add SSH key**</text:p>
      <text:p text:style-name="Standard"/>
      <text:p text:style-name="Standard">If it still complains, it means you’re *still* not pasting exactly that line and only that line.</text:p>
      <text:p text:style-name="Standard"/>
      <text:p text:style-name="Standard">---</text:p>
      <text:p text:style-name="Standard"/>
      <text:p text:style-name="Standard">## 4. Test once GitHub accepts it</text:p>
      <text:p text:style-name="Standard"/>
      <text:p text:style-name="Standard">When GitHub finally stops whining and accepts the key, go back to your terminal:</text:p>
      <text:p text:style-name="Standard"/>
      <text:p text:style-name="Standard">```bash</text:p>
      <text:p text:style-name="Standard">ssh -T git@github.com</text:p>
      <text:p text:style-name="Standard">```</text:p>
      <text:p text:style-name="Standard"/>
      <text:p text:style-name="Standard">You should get:</text:p>
      <text:p text:style-name="Standard"/>
      <text:p text:style-name="Standard">&amp;gt; Hi decision-press! You’ve successfully authenticated, but GitHub does not provide shell access.</text:p>
      <text:p text:style-name="Standard"/>
      <text:p text:style-name="Standard">When you see that, then:</text:p>
      <text:p text:style-name="Standard"/>
      <text:p text:style-name="Standard">```bash</text:p>
      <text:p text:style-name="Standard">cd ~/Projects</text:p>
      <text:p text:style-name="Standard">git clone git@github.com:decision-press/my-astro-site.git</text:p>
      <text:p text:style-name="Standard">cd my-astro-site</text:p>
      <text:p text:style-name="Standard">npm install</text:p>
      <text:p text:style-name="Standard">npm run dev</text:p>
      <text:p text:style-name="Standard">```</text:p>
      <text:p text:style-name="Standard"/>
      <text:p text:style-name="Standard">You’re very close. The only enemy here is “copied the wrong string,” which is the most human error possible.&lt;/div&gt;&lt;/pre&gt;&lt;pre class="message"&gt;&lt;div class="author"&gt;user&lt;/div&gt;&lt;div&gt;ok,&lt;/div&gt;&lt;/pre&gt;&lt;pre class="message"&gt;&lt;div class="author"&gt;ChatGPT&lt;/div&gt;&lt;div&gt;Good. Copy that **exact** `ssh-ed25519 …` line carefully and paste it into GitHub’s key box, then hit **Add SSH key**. <text:s/></text:p>
      <text:p text:style-name="Standard"/>
      <text:p text:style-name="Standard">Once it accepts it, run this in your terminal: <text:s/></text:p>
      <text:p text:style-name="Standard">```bash</text:p>
      <text:p text:style-name="Standard"><text:soft-page-break/>ssh -T git@github.com</text:p>
      <text:p text:style-name="Standard">``` <text:s/></text:p>
      <text:p text:style-name="Standard">If it replies with “Hi decision-press!”, we’re officially in business — your Linux box can talk to GitHub without begging for a password. Then you can finally do your `git clone` without the digital drama.&lt;/div&gt;&lt;/pre&gt;&lt;pre class="message"&gt;&lt;div class="author"&gt;user&lt;/div&gt;&lt;div&gt;that's where we are now&lt;/div&gt;&lt;/pre&gt;&lt;pre class="message"&gt;&lt;div class="author"&gt;ChatGPT&lt;/div&gt;&lt;div&gt;Got it, we’re in the “I did the thing, now what” stage. <text:s/></text:p>
      <text:p text:style-name="Standard"/>
      <text:p text:style-name="Standard">Time to verify the handshake and then pull the repo like a civilized organism.</text:p>
      <text:p text:style-name="Standard"/>
      <text:p text:style-name="Standard">In your terminal, run these **in order**:</text:p>
      <text:p text:style-name="Standard"/>
      <text:p text:style-name="Standard">1️⃣ **Test SSH → GitHub**</text:p>
      <text:p text:style-name="Standard"/>
      <text:p text:style-name="Standard">```bash</text:p>
      <text:p text:style-name="Standard">ssh -T git@github.com</text:p>
      <text:p text:style-name="Standard">```</text:p>
      <text:p text:style-name="Standard"/>
      <text:p text:style-name="Standard">- If it asks: `Are you sure you want to continue connecting (yes/no/[fingerprint])?` <text:s/></text:p>
      <text:p text:style-name="Standard"><text:s text:c="2"/>type:</text:p>
      <text:p text:style-name="Standard"><text:s text:c="2"/>```bash</text:p>
      <text:p text:style-name="Standard"><text:s text:c="2"/>yes</text:p>
      <text:p text:style-name="Standard"><text:s text:c="2"/>```</text:p>
      <text:p text:style-name="Standard">- Then you *want* to see something like:</text:p>
      <text:p text:style-name="Standard"><text:s text:c="2"/>&amp;gt; Hi decision-press! You’ve successfully authenticated, but GitHub does not provide shell access.</text:p>
      <text:p text:style-name="Standard"/>
      <text:p text:style-name="Standard">If you get that, the key is good, the box is trusted, the gods are mildly pleased.</text:p>
      <text:p text:style-name="Standard"/>
      <text:p text:style-name="Standard">2️⃣ **Clone the repo**</text:p>
      <text:p text:style-name="Standard"/>
      <text:p text:style-name="Standard">```bash</text:p>
      <text:p text:style-name="Standard">cd ~/Projects</text:p>
      <text:p text:style-name="Standard">git clone git@github.com:decision-press/my-astro-site.git</text:p>
      <text:p text:style-name="Standard">cd my-astro-site</text:p>
      <text:p text:style-name="Standard">npm install</text:p>
      <text:p text:style-name="Standard">npm run dev</text:p>
      <text:p text:style-name="Standard">```</text:p>
      <text:p text:style-name="Standard"/>
      <text:p text:style-name="Standard">Then hit `http://localhost:4321` in the browser on the Linux box.</text:p>
      <text:p text:style-name="Standard"/>
      <text:p text:style-name="Standard">If *any* of those commands scream, copy the exact error text and drop it here. If they don’t scream, then congratulations: you just turned this Linux slab into a proper TGD / Astro node in the swarm.&lt;/div&gt;&lt;/pre&gt;&lt;pre class="message"&gt;&lt;div class="author"&gt;user&lt;/div&gt;&lt;div&gt;Hi decision-press! You've successfully authenticated, but GitHub does not provide shell access.&lt;/div&gt;&lt;/pre&gt;&lt;pre class="message"&gt;&lt;div class="author"&gt;ChatGPT&lt;/div&gt;&lt;div&gt;Good. GitHub just said, “Hi, I know you.” That’s the hard part done. <text:s/></text:p>
      <text:p text:style-name="Standard"/>
      <text:p text:style-name="Standard">Now we actually use it.</text:p>
      <text:p text:style-name="Standard"/>
      <text:p text:style-name="Standard"><text:soft-page-break/>## 1. Clone the repo (for real this time)</text:p>
      <text:p text:style-name="Standard"/>
      <text:p text:style-name="Standard">In your terminal:</text:p>
      <text:p text:style-name="Standard"/>
      <text:p text:style-name="Standard">```bash</text:p>
      <text:p text:style-name="Standard">cd ~/Projects</text:p>
      <text:p text:style-name="Standard">git clone git@github.com:decision-press/my-astro-site.git</text:p>
      <text:p text:style-name="Standard">```</text:p>
      <text:p text:style-name="Standard"/>
      <text:p text:style-name="Standard">You should *not* see `Permission denied (publickey)` anymore. You should see it chugging through:</text:p>
      <text:p text:style-name="Standard"/>
      <text:p text:style-name="Standard">- `Cloning into 'my-astro-site'...`</text:p>
      <text:p text:style-name="Standard">- `Receiving objects...`</text:p>
      <text:p text:style-name="Standard">- `Resolving deltas...`</text:p>
      <text:p text:style-name="Standard"/>
      <text:p text:style-name="Standard">When that’s done:</text:p>
      <text:p text:style-name="Standard"/>
      <text:p text:style-name="Standard">```bash</text:p>
      <text:p text:style-name="Standard">cd my-astro-site</text:p>
      <text:p text:style-name="Standard">ls</text:p>
      <text:p text:style-name="Standard">```</text:p>
      <text:p text:style-name="Standard"/>
      <text:p text:style-name="Standard">You should see your Astro project files (`package.json`, `astro.config.mjs`, `src`, etc).</text:p>
      <text:p text:style-name="Standard"/>
      <text:p text:style-name="Standard">## 2. Install dependencies</text:p>
      <text:p text:style-name="Standard"/>
      <text:p text:style-name="Standard">From inside `my-astro-site`:</text:p>
      <text:p text:style-name="Standard"/>
      <text:p text:style-name="Standard">```bash</text:p>
      <text:p text:style-name="Standard">npm install</text:p>
      <text:p text:style-name="Standard">```</text:p>
      <text:p text:style-name="Standard"/>
      <text:p text:style-name="Standard">First run on a fresh box might take a bit. Let it pull the node modules.</text:p>
      <text:p text:style-name="Standard"/>
      <text:p text:style-name="Standard">## 3. Run the dev server</text:p>
      <text:p text:style-name="Standard"/>
      <text:p text:style-name="Standard">Still inside the project folder:</text:p>
      <text:p text:style-name="Standard"/>
      <text:p text:style-name="Standard">```bash</text:p>
      <text:p text:style-name="Standard">npm run dev</text:p>
      <text:p text:style-name="Standard">```</text:p>
      <text:p text:style-name="Standard"/>
      <text:p text:style-name="Standard">You want to see something like:</text:p>
      <text:p text:style-name="Standard"/>
      <text:p text:style-name="Standard">&amp;gt; Local: http://localhost:4321/</text:p>
      <text:p text:style-name="Standard"/>
      <text:p text:style-name="Standard">Then in the browser on the Linux box, go to:</text:p>
      <text:p text:style-name="Standard"/>
      <text:p text:style-name="Standard">`http://localhost:4321`</text:p>
      <text:p text:style-name="Standard"><text:soft-page-break/></text:p>
      <text:p text:style-name="Standard">If the site shows up, congrats: <text:s/></text:p>
      <text:p text:style-name="Standard">Linux node is now a full citizen of the TGD / Astro universe.</text:p>
      <text:p text:style-name="Standard"/>
      <text:p text:style-name="Standard">If any of those steps blow up, paste the error and we’ll kick it until it behaves.&lt;/div&gt;&lt;/pre&gt;&lt;pre class="message"&gt;&lt;div class="author"&gt;user&lt;/div&gt;&lt;div&gt;did we install astro?&lt;/div&gt;&lt;/pre&gt;&lt;pre class="message"&gt;&lt;div class="author"&gt;ChatGPT&lt;/div&gt;&lt;div&gt;Technically, yes—indirectly. Astro rides on top of Node and npm, which you already have. But unless you’ve already cloned a working project *with* its dependencies, you still need to pull Astro’s packages down into your local environment. <text:s/></text:p>
      <text:p text:style-name="Standard"/>
      <text:p text:style-name="Standard">Let’s check. From inside your project directory (`~/Projects/my-astro-site`), run:</text:p>
      <text:p text:style-name="Standard"/>
      <text:p text:style-name="Standard">```bash</text:p>
      <text:p text:style-name="Standard">npm list astro</text:p>
      <text:p text:style-name="Standard">```</text:p>
      <text:p text:style-name="Standard"/>
      <text:p text:style-name="Standard">If it spits out something like <text:s/></text:p>
      <text:p text:style-name="Standard">```</text:p>
      <text:p text:style-name="Standard">my-astro-site@0.0.1</text:p>
      <text:p text:style-name="Standard">└── astro@4.x.x</text:p>
      <text:p text:style-name="Standard">``` <text:s/></text:p>
      <text:p text:style-name="Standard">then you’re golden. <text:s/></text:p>
      <text:p text:style-name="Standard"/>
      <text:p text:style-name="Standard">If it instead says “`(empty)`” or “`-- (empty)`,” then you still need to install it. In that case, just run:</text:p>
      <text:p text:style-name="Standard"/>
      <text:p text:style-name="Standard">```bash</text:p>
      <text:p text:style-name="Standard">npm install astro</text:p>
      <text:p text:style-name="Standard">```</text:p>
      <text:p text:style-name="Standard"/>
      <text:p text:style-name="Standard">Once it’s there, spin up the dev server:</text:p>
      <text:p text:style-name="Standard"/>
      <text:p text:style-name="Standard">```bash</text:p>
      <text:p text:style-name="Standard">npm run dev</text:p>
      <text:p text:style-name="Standard">```</text:p>
      <text:p text:style-name="Standard"/>
      <text:p text:style-name="Standard">and your Linux box will start whispering HTML at `http://localhost:4321`.&lt;/div&gt;&lt;/pre&gt;&lt;pre class="message"&gt;&lt;div class="author"&gt;user&lt;/div&gt;&lt;div&gt;ok, lidiot here, but it says as yousay&lt;/div&gt;&lt;/pre&gt;&lt;pre class="message"&gt;&lt;div class="author"&gt;ChatGPT&lt;/div&gt;&lt;div&gt;Not an idiot, just a human using JavaScript tooling. Confusing by design.</text:p>
      <text:p text:style-name="Standard"/>
      <text:p text:style-name="Standard">If `npm list astro` showed what I said, that means:</text:p>
      <text:p text:style-name="Standard"/>
      <text:p text:style-name="Standard">&amp;gt; ✅ **Astro is installed in your project and ready to run.**</text:p>
      <text:p text:style-name="Standard"/>
      <text:p text:style-name="Standard">So now we stop worrying about “is it installed” and actually light the thing up.</text:p>
      <text:p text:style-name="Standard"/>
      <text:p text:style-name="Standard">From here, do this:</text:p>
      <text:p text:style-name="Standard"/>
      <text:p text:style-name="Standard">```bash</text:p>
      <text:p text:style-name="Standard"><text:soft-page-break/>cd ~/Projects/my-astro-site</text:p>
      <text:p text:style-name="Standard">npm install</text:p>
      <text:p text:style-name="Standard">npm run dev</text:p>
      <text:p text:style-name="Standard">```</text:p>
      <text:p text:style-name="Standard"/>
      <text:p text:style-name="Standard">What each step is doing, so your brain doesn’t feel gaslit:</text:p>
      <text:p text:style-name="Standard"/>
      <text:p text:style-name="Standard">- `cd ~/Projects/my-astro-site` <text:s/></text:p>
      <text:p text:style-name="Standard"><text:s text:c="2"/>You move into the project folder you cloned from GitHub.</text:p>
      <text:p text:style-name="Standard"/>
      <text:p text:style-name="Standard">- `npm install` <text:s/></text:p>
      <text:p text:style-name="Standard"><text:s text:c="2"/>Pulls down **all** the dependencies listed in `package.json` (Astro, React bits, whatever we wired in earlier). This uses your local `node_modules`, not some system-wide nonsense.</text:p>
      <text:p text:style-name="Standard"/>
      <text:p text:style-name="Standard">- `npm run dev` <text:s/></text:p>
      <text:p text:style-name="Standard"><text:s text:c="2"/>Starts the Astro dev server. When it’s running, you should see something like:</text:p>
      <text:p text:style-name="Standard"><text:s text:c="2"/>```text</text:p>
      <text:p text:style-name="Standard"><text:s text:c="2"/>Local: http://localhost:4321/</text:p>
      <text:p text:style-name="Standard"><text:s text:c="2"/>```</text:p>
      <text:p text:style-name="Standard"/>
      <text:p text:style-name="Standard">Then in the browser on the Linux box, go to:</text:p>
      <text:p text:style-name="Standard"/>
      <text:p text:style-name="Standard">&amp;gt; `http://localhost:4321`</text:p>
      <text:p text:style-name="Standard"/>
      <text:p text:style-name="Standard">If your site appears: <text:s/></text:p>
      <text:p text:style-name="Standard">Linux box is now a functioning TGD / Astro node, not just furniture.</text:p>
      <text:p text:style-name="Standard"/>
      <text:p text:style-name="Standard">Run those, and if something screams in red, paste the error and we’ll interrogate it.&lt;/div&gt;&lt;/pre&gt;&lt;pre class="message"&gt;&lt;div class="author"&gt;user&lt;/div&gt;&lt;div&gt;and there it is!&lt;/div&gt;&lt;/pre&gt;&lt;pre class="message"&gt;&lt;div class="author"&gt;ChatGPT&lt;/div&gt;&lt;div&gt;Look at that, the box lives. Miracles, etc. <text:s/></text:p>
      <text:p text:style-name="Standard"/>
      <text:p text:style-name="Standard">So at this point you’ve got:</text:p>
      <text:p text:style-name="Standard"/>
      <text:p text:style-name="Standard">- ✅ Linux dev env sane (Node, npm, nvm, git, SSH key)</text:p>
      <text:p text:style-name="Standard">- ✅ Repo cloned via SSH</text:p>
      <text:p text:style-name="Standard">- ✅ `npm run dev` serving your Astro site on `http://localhost:4321`</text:p>
      <text:p text:style-name="Standard"/>
      <text:p text:style-name="Standard">This machine is now a real TGD / Astro workstation, not just a metal coaster.</text:p>
      <text:p text:style-name="Standard"/>
      <text:p text:style-name="Standard">### Quick victory lap checks</text:p>
      <text:p text:style-name="Standard"/>
      <text:p text:style-name="Standard">From inside `my-astro-site`:</text:p>
      <text:p text:style-name="Standard"/>
      <text:p text:style-name="Standard">```bash</text:p>
      <text:p text:style-name="Standard">git status</text:p>
      <text:p text:style-name="Standard">git remote -v</text:p>
      <text:p text:style-name="Standard">```</text:p>
      <text:p text:style-name="Standard"/>
      <text:p text:style-name="Standard">You should see:</text:p>
      <text:p text:style-name="Standard"><text:soft-page-break/>- `origin <text:s/>git@github.com:decision-press/my-astro-site.git`</text:p>
      <text:p text:style-name="Standard">- `git status` clean or with whatever edits you’ve made.</text:p>
      <text:p text:style-name="Standard"/>
      <text:p text:style-name="Standard">### Next logical moves (when you feel like it)</text:p>
      <text:p text:style-name="Standard"/>
      <text:p text:style-name="Standard">Since your original hit list was:</text:p>
      <text:p text:style-name="Standard"/>
      <text:p text:style-name="Standard">&amp;gt; "build the git repository and the Astro local here on the Linux box and then put the json and html exports on TGD."</text:p>
      <text:p text:style-name="Standard"/>
      <text:p text:style-name="Standard">The next phase on this box will be:</text:p>
      <text:p text:style-name="Standard"/>
      <text:p text:style-name="Standard">1. **Pull latest from GitHub whenever you change stuff on Windows:**</text:p>
      <text:p text:style-name="Standard"><text:s text:c="3"/>```bash</text:p>
      <text:p text:style-name="Standard"><text:s text:c="3"/>git pull origin main</text:p>
      <text:p text:style-name="Standard"><text:s text:c="3"/>```</text:p>
      <text:p text:style-name="Standard">2. **Make Linux-side edits, commit, push:**</text:p>
      <text:p text:style-name="Standard"><text:s text:c="3"/>```bash</text:p>
      <text:p text:style-name="Standard"><text:s text:c="3"/>git add .</text:p>
      <text:p text:style-name="Standard"><text:s text:c="3"/>git commit -m "Edit from linux box"</text:p>
      <text:p text:style-name="Standard"><text:s text:c="3"/>git push origin main</text:p>
      <text:p text:style-name="Standard"><text:s text:c="3"/>```</text:p>
      <text:p text:style-name="Standard">3. **Drop those JSON/HTML exports from ChatGPT into this repo** <text:s/></text:p>
      <text:p text:style-name="Standard"><text:s text:c="3"/>Probably into something like:</text:p>
      <text:p text:style-name="Standard"><text:s text:c="3"/>- `archives/chat-json/`</text:p>
      <text:p text:style-name="Standard"><text:s text:c="3"/>- `archives/chat-html/`</text:p>
      <text:p text:style-name="Standard"/>
      <text:p text:style-name="Standard"><text:s text:c="3"/>Then commit &amp;amp; push so TGD can surface them.</text:p>
      <text:p text:style-name="Standard"/>
      <text:p text:style-name="Standard">For now: leave `npm run dev` humming and poke around the site in the browser so your brain maps “this URL” ↔ “this file under `src/…`.” That’s how the architecture really clicks.&lt;/div&gt;&lt;/pre&gt;&lt;pre class="message"&gt;&lt;div class="author"&gt;user&lt;/div&gt;&lt;div&gt;what about coding environment?&lt;/div&gt;&lt;/pre&gt;&lt;pre class="message"&gt;&lt;div class="author"&gt;ChatGPT&lt;/div&gt;&lt;div&gt;Good question — now that the box is alive, we might as well give it a decent brain to work in. Here’s the short version of what makes a *comfortable* coding environment for Astro on Linux without turning your machine into a mess.</text:p>
      <text:p text:style-name="Standard"/>
      <text:p text:style-name="Standard">---</text:p>
      <text:p text:style-name="Standard"/>
      <text:p text:style-name="Standard">### 1. Install VS Code (the sane option)</text:p>
      <text:p text:style-name="Standard">It plays nicest with Astro, Git, and Node.</text:p>
      <text:p text:style-name="Standard"/>
      <text:p text:style-name="Standard">```bash</text:p>
      <text:p text:style-name="Standard">sudo snap install code --classic</text:p>
      <text:p text:style-name="Standard">```</text:p>
      <text:p text:style-name="Standard"/>
      <text:p text:style-name="Standard">Then launch it:</text:p>
      <text:p text:style-name="Standard">```bash</text:p>
      <text:p text:style-name="Standard">code ~/Projects/my-astro-site</text:p>
      <text:p text:style-name="Standard"><text:soft-page-break/>```</text:p>
      <text:p text:style-name="Standard"/>
      <text:p text:style-name="Standard">You’ll see your whole repo in the sidebar.</text:p>
      <text:p text:style-name="Standard"/>
      <text:p text:style-name="Standard">---</text:p>
      <text:p text:style-name="Standard"/>
      <text:p text:style-name="Standard">### 2. VS Code extensions worth having</text:p>
      <text:p text:style-name="Standard">Inside VS Code, hit **Ctrl + Shift + X** to open Extensions and install:</text:p>
      <text:p text:style-name="Standard"/>
      <text:p text:style-name="Standard">- **Astro** (official extension by `astro-build`) <text:s/></text:p>
      <text:p text:style-name="Standard">- **ESLint** – linter for JavaScript/TypeScript <text:s/></text:p>
      <text:p text:style-name="Standard">- **Prettier** – auto-formatter <text:s/></text:p>
      <text:p text:style-name="Standard">- **GitLens** – Git history and blame UI <text:s/></text:p>
      <text:p text:style-name="Standard">- **Tailwind CSS IntelliSense** – if you’re using Tailwind <text:s/></text:p>
      <text:p text:style-name="Standard">- **Markdown All in One** – for `.md` editing <text:s/></text:p>
      <text:p text:style-name="Standard"/>
      <text:p text:style-name="Standard">Optional but nice:</text:p>
      <text:p text:style-name="Standard">- **Code Spell Checker** (saves you from embarrassing typos in commit messages)</text:p>
      <text:p text:style-name="Standard"/>
      <text:p text:style-name="Standard">---</text:p>
      <text:p text:style-name="Standard"/>
      <text:p text:style-name="Standard">### 3. Set default formatter</text:p>
      <text:p text:style-name="Standard">In VS Code press **Ctrl + Shift + P**, type `settings json`, and open *Preferences: Open Settings (JSON)*. <text:s/></text:p>
      <text:p text:style-name="Standard">Add these lines:</text:p>
      <text:p text:style-name="Standard"/>
      <text:p text:style-name="Standard">```json</text:p>
      <text:p text:style-name="Standard">{</text:p>
      <text:p text:style-name="Standard"><text:s text:c="2"/>"editor.defaultFormatter": "esbenp.prettier-vscode",</text:p>
      <text:p text:style-name="Standard"><text:s text:c="2"/>"[astro]": {</text:p>
      <text:p text:style-name="Standard"><text:s text:c="4"/>"editor.defaultFormatter": "astro-build.astro-vscode"</text:p>
      <text:p text:style-name="Standard"><text:s text:c="2"/>},</text:p>
      <text:p text:style-name="Standard"><text:s text:c="2"/>"editor.formatOnSave": true</text:p>
      <text:p text:style-name="Standard">}</text:p>
      <text:p text:style-name="Standard">```</text:p>
      <text:p text:style-name="Standard"/>
      <text:p text:style-name="Standard">That keeps your files clean every time you hit save.</text:p>
      <text:p text:style-name="Standard"/>
      <text:p text:style-name="Standard">---</text:p>
      <text:p text:style-name="Standard"/>
      <text:p text:style-name="Standard">### 4. Terminal inside VS Code</text:p>
      <text:p text:style-name="Standard">Use the integrated terminal (Ctrl + \` ) instead of bouncing to the system terminal. <text:s/></text:p>
      <text:p text:style-name="Standard">From there you can run:</text:p>
      <text:p text:style-name="Standard">```bash</text:p>
      <text:p text:style-name="Standard">npm run dev</text:p>
      <text:p text:style-name="Standard">```</text:p>
      <text:p text:style-name="Standard">and see logs live as you edit.</text:p>
      <text:p text:style-name="Standard"/>
      <text:p text:style-name="Standard">---</text:p>
      <text:p text:style-name="Standard"><text:soft-page-break/></text:p>
      <text:p text:style-name="Standard">### 5. Optional nerd candy</text:p>
      <text:p text:style-name="Standard">If you want the terminal itself to look less like a 1998 hostage situation:</text:p>
      <text:p text:style-name="Standard"/>
      <text:p text:style-name="Standard">```bash</text:p>
      <text:p text:style-name="Standard">sudo apt install zsh</text:p>
      <text:p text:style-name="Standard">sudo apt install fonts-powerline</text:p>
      <text:p text:style-name="Standard">```</text:p>
      <text:p text:style-name="Standard">Then install **Oh My Zsh**:</text:p>
      <text:p text:style-name="Standard">```bash</text:p>
      <text:p text:style-name="Standard">sh -c "$(curl -fsSL https://raw.githubusercontent.com/ohmyzsh/ohmyzsh/master/tools/install.sh)"</text:p>
      <text:p text:style-name="Standard">```</text:p>
      <text:p text:style-name="Standard">Pick the **“agnoster”** or **“robbyrussell”** theme — they’re legible and don’t make you feel like a hacker from a 90s movie.</text:p>
      <text:p text:style-name="Standard"/>
      <text:p text:style-name="Standard">---</text:p>
      <text:p text:style-name="Standard"/>
      <text:p text:style-name="Standard">After that, you’ll have a fully functional dev setup:</text:p>
      <text:p text:style-name="Standard">- **Astro + Node** doing the heavy lifting <text:s/></text:p>
      <text:p text:style-name="Standard">- **VS Code** as the cockpit <text:s/></text:p>
      <text:p text:style-name="Standard">- **Git** tracking everything <text:s/></text:p>
      <text:p text:style-name="Standard">- **Zsh** providing snarky prompts and autocompletion <text:s/></text:p>
      <text:p text:style-name="Standard"/>
      <text:p text:style-name="Standard">You can stop worrying about tools and start building.&lt;/div&gt;&lt;/pre&gt;&lt;pre class="message"&gt;&lt;div class="author"&gt;user&lt;/div&gt;&lt;div&gt;again, maybe it's installed? check&lt;/div&gt;&lt;/pre&gt;&lt;pre class="message"&gt;&lt;div class="author"&gt;ChatGPT&lt;/div&gt;&lt;div&gt;Yeah, fair — no point installing something twice just because the internet told you to. <text:s/></text:p>
      <text:p text:style-name="Standard">Let’s see what’s already lurking in there.</text:p>
      <text:p text:style-name="Standard"/>
      <text:p text:style-name="Standard">In your terminal, try:</text:p>
      <text:p text:style-name="Standard"/>
      <text:p text:style-name="Standard">```bash</text:p>
      <text:p text:style-name="Standard">code --version</text:p>
      <text:p text:style-name="Standard">```</text:p>
      <text:p text:style-name="Standard"/>
      <text:p text:style-name="Standard">If it replies with something like `1.xx.x`, congrats — VS Code is already installed. <text:s/></text:p>
      <text:p text:style-name="Standard">If it says **“command not found”**, then it’s not. In that case, the one-liner:</text:p>
      <text:p text:style-name="Standard"/>
      <text:p text:style-name="Standard">```bash</text:p>
      <text:p text:style-name="Standard">sudo snap install code --classic</text:p>
      <text:p text:style-name="Standard">```</text:p>
      <text:p text:style-name="Standard"/>
      <text:p text:style-name="Standard">will take care of it.</text:p>
      <text:p text:style-name="Standard"/>
      <text:p text:style-name="Standard">If you suspect you might have a different flavor (like `codium` or flatpak), you can also check:</text:p>
      <text:p text:style-name="Standard"/>
      <text:p text:style-name="Standard">```bash</text:p>
      <text:p text:style-name="Standard">which code</text:p>
      <text:p text:style-name="Standard">which codium</text:p>
      <text:p text:style-name="Standard"><text:soft-page-break/>```</text:p>
      <text:p text:style-name="Standard"/>
      <text:p text:style-name="Standard">Paste what those commands print, and I’ll tell you whether you’re already set up or just staring at an empty directory pretending to be an IDE.&lt;/div&gt;&lt;/pre&gt;&lt;pre class="message"&gt;&lt;div class="author"&gt;user&lt;/div&gt;&lt;div&gt;1.105.1</text:p>
      <text:p text:style-name="Standard">7d842fb85a0275a4a8e4d7e040d2625abbf7f084</text:p>
      <text:p text:style-name="Standard">x64&lt;/div&gt;&lt;/pre&gt;&lt;pre class="message"&gt;&lt;div class="author"&gt;ChatGPT&lt;/div&gt;&lt;div&gt;Perfect. VS Code’s already there and breathing — version 1.105.1, 64-bit, nice and current. <text:s/></text:p>
      <text:p text:style-name="Standard"/>
      <text:p text:style-name="Standard">So your Linux box now has the full trinity: <text:s/></text:p>
      <text:p text:style-name="Standard">- 🧠 Node 24 + npm 11 <text:s/></text:p>
      <text:p text:style-name="Standard">- 🧰 Git and SSH keys wired to GitHub <text:s/></text:p>
      <text:p text:style-name="Standard">- 💻 VS Code ready for action <text:s/></text:p>
      <text:p text:style-name="Standard"/>
      <text:p text:style-name="Standard">All you need to do is open your project: <text:s/></text:p>
      <text:p text:style-name="Standard">```bash</text:p>
      <text:p text:style-name="Standard">code ~/Projects/my-astro-site</text:p>
      <text:p text:style-name="Standard">``` <text:s/></text:p>
      <text:p text:style-name="Standard"/>
      <text:p text:style-name="Standard">Inside Code, hit **Ctrl + Shift + X** and make sure you’ve got the **Astro** extension installed. <text:s/></text:p>
      <text:p text:style-name="Standard">Then open a terminal in Code (**Ctrl + `**) and run <text:s/></text:p>
      <text:p text:style-name="Standard">```bash</text:p>
      <text:p text:style-name="Standard">npm run dev</text:p>
      <text:p text:style-name="Standard">``` <text:s/></text:p>
      <text:p text:style-name="Standard">to see the site live while you edit. <text:s/></text:p>
      <text:p text:style-name="Standard"/>
      <text:p text:style-name="Standard">You’re officially running a proper development environment. Not bad for a “lidiot.”&lt;/div&gt;&lt;/pre&gt;&lt;pre class="message"&gt;&lt;div class="author"&gt;user&lt;/div&gt;&lt;div&gt;getting a little box in lower corner asking me to do just that, click install?&lt;/div&gt;&lt;/pre&gt;&lt;pre class="message"&gt;&lt;div class="author"&gt;ChatGPT&lt;/div&gt;&lt;div&gt;Yep — that little pop-up isn’t trying to scam you, for once. It’s VS Code noticing your project uses Astro and politely offering to install the official extension so it can actually understand your `.astro` files. <text:s/></text:p>
      <text:p text:style-name="Standard"/>
      <text:p text:style-name="Standard">Click **Install**. <text:s/></text:p>
      <text:p text:style-name="Standard">It’ll grab the extension from the marketplace, and you’ll start seeing syntax highlighting, autocompletion, and error hints instead of blank stares. <text:s/></text:p>
      <text:p text:style-name="Standard"/>
      <text:p text:style-name="Standard">Once it’s done, you can also let it install anything it recommends (like Prettier or ESLint). Those just make the code less feral.&lt;/div&gt;&lt;/pre&gt;&lt;pre class="message"&gt;&lt;div class="author"&gt;user&lt;/div&gt;&lt;div&gt;ok, VS is open, we have the stuff we need, and i'm thick as mud. do i path to the directory to get the project? and how do i open the bash window?&lt;/div&gt;&lt;/pre&gt;&lt;pre class="message"&gt;&lt;div class="author"&gt;ChatGPT&lt;/div&gt;&lt;div&gt;You’re not thick — you’re just doing ten things a computer science undergrad learns *after* the hangover. <text:s/></text:p>
      <text:p text:style-name="Standard"/>
      <text:p text:style-name="Standard">Here’s how to make VS Code behave like your cockpit, step by step:</text:p>
      <text:p text:style-name="Standard"/>
      <text:p text:style-name="Standard">---</text:p>
      <text:p text:style-name="Standard"/>
      <text:p text:style-name="Standard">### 1. Open your project</text:p>
      <text:p text:style-name="Standard"><text:soft-page-break/>You’ve already got the repo cloned at `~/Projects/my-astro-site`. <text:s/></text:p>
      <text:p text:style-name="Standard">In VS Code, do **one** of these:</text:p>
      <text:p text:style-name="Standard"/>
      <text:p text:style-name="Standard">**Option A (quick command):**</text:p>
      <text:p text:style-name="Standard">```bash</text:p>
      <text:p text:style-name="Standard">code ~/Projects/my-astro-site</text:p>
      <text:p text:style-name="Standard">```</text:p>
      <text:p text:style-name="Standard">That command from your Linux terminal launches VS Code already focused on that directory.</text:p>
      <text:p text:style-name="Standard"/>
      <text:p text:style-name="Standard">**Option B (inside VS Code):**</text:p>
      <text:p text:style-name="Standard">- Click **File → Open Folder...**</text:p>
      <text:p text:style-name="Standard">- Navigate to **Home → Projects → my-astro-site**</text:p>
      <text:p text:style-name="Standard">- Click **Open**</text:p>
      <text:p text:style-name="Standard"/>
      <text:p text:style-name="Standard">You’ll see the whole folder tree appear in the sidebar: `src`, `public`, `astro.config.mjs`, etc.</text:p>
      <text:p text:style-name="Standard"/>
      <text:p text:style-name="Standard">---</text:p>
      <text:p text:style-name="Standard"/>
      <text:p text:style-name="Standard">### 2. Open the terminal (bash window)</text:p>
      <text:p text:style-name="Standard">Inside VS Code, press:</text:p>
      <text:p text:style-name="Standard"/>
      <text:p text:style-name="Standard">```</text:p>
      <text:p text:style-name="Standard">Ctrl + `</text:p>
      <text:p text:style-name="Standard">```</text:p>
      <text:p text:style-name="Standard">(that’s the backtick key, usually above Tab)</text:p>
      <text:p text:style-name="Standard"/>
      <text:p text:style-name="Standard">Boom — a terminal opens at the bottom of VS Code. <text:s/></text:p>
      <text:p text:style-name="Standard">By default it starts in **bash** and should drop you right inside your project folder, something like:</text:p>
      <text:p text:style-name="Standard"/>
      <text:p text:style-name="Standard">```</text:p>
      <text:p text:style-name="Standard">ka@boom:~/Projects/my-astro-site$</text:p>
      <text:p text:style-name="Standard">```</text:p>
      <text:p text:style-name="Standard"/>
      <text:p text:style-name="Standard">If for some reason it opens somewhere else, just type:</text:p>
      <text:p text:style-name="Standard"/>
      <text:p text:style-name="Standard">```bash</text:p>
      <text:p text:style-name="Standard">cd ~/Projects/my-astro-site</text:p>
      <text:p text:style-name="Standard">```</text:p>
      <text:p text:style-name="Standard"/>
      <text:p text:style-name="Standard">and hit Enter.</text:p>
      <text:p text:style-name="Standard"/>
      <text:p text:style-name="Standard">---</text:p>
      <text:p text:style-name="Standard"/>
      <text:p text:style-name="Standard">### 3. Run the dev server</text:p>
      <text:p text:style-name="Standard">Now that you’re in the project folder in the terminal:</text:p>
      <text:p text:style-name="Standard"/>
      <text:p text:style-name="Standard">```bash</text:p>
      <text:p text:style-name="Standard">npm run dev</text:p>
      <text:p text:style-name="Standard">```</text:p>
      <text:p text:style-name="Standard"><text:soft-page-break/></text:p>
      <text:p text:style-name="Standard">Wait for it to say:</text:p>
      <text:p text:style-name="Standard"/>
      <text:p text:style-name="Standard">&amp;gt; Local: http://localhost:4321/</text:p>
      <text:p text:style-name="Standard"/>
      <text:p text:style-name="Standard">Then open that link in your browser and you’ll see your live site. <text:s/></text:p>
      <text:p text:style-name="Standard">Any edits you make in VS Code will reload automatically in the browser.</text:p>
      <text:p text:style-name="Standard"/>
      <text:p text:style-name="Standard">---</text:p>
      <text:p text:style-name="Standard"/>
      <text:p text:style-name="Standard">At that point, you’re fully wired:</text:p>
      <text:p text:style-name="Standard">- VS Code open with project files on the left <text:s/></text:p>
      <text:p text:style-name="Standard">- Built-in bash terminal at the bottom <text:s/></text:p>
      <text:p text:style-name="Standard">- Browser preview running at `localhost:4321`</text:p>
      <text:p text:style-name="Standard"/>
      <text:p text:style-name="Standard">That’s your development rhythm. You can stop worrying about paths — you’re already in the right one.&lt;/div&gt;&lt;/pre&gt;&lt;pre class="message"&gt;&lt;div class="author"&gt;user&lt;/div&gt;&lt;div&gt;so, FYI, you'll be teaching me about linux now too.&lt;/div&gt;&lt;/pre&gt;&lt;pre class="message"&gt;&lt;div class="author"&gt;ChatGPT&lt;/div&gt;&lt;div&gt;Well, there it is. You just handed me root access to your sanity. <text:s/></text:p>
      <text:p text:style-name="Standard"/>
      <text:p text:style-name="Standard">Alright then, welcome to the cult of the penguin. Linux isn’t actually that scary—it just expects you to stop mashing buttons like you’re in Windows Minesweeper and *tell it what you mean*. Once you learn a few moves, it’s oddly liberating.</text:p>
      <text:p text:style-name="Standard"/>
      <text:p text:style-name="Standard">Here’s your mental map to start:</text:p>
      <text:p text:style-name="Standard"/>
      <text:p text:style-name="Standard">---</text:p>
      <text:p text:style-name="Standard"/>
      <text:p text:style-name="Standard">### 🧭 The filesystem in plain English</text:p>
      <text:p text:style-name="Standard">- `/home/ka` → your house. Everything you care about lives here. <text:s/></text:p>
      <text:p text:style-name="Standard">- `~` → shortcut for that same place. (`cd ~` = `cd /home/ka`)</text:p>
      <text:p text:style-name="Standard">- `/` → the system’s root. Tread lightly there unless you enjoy reinstalling Ubuntu. <text:s/></text:p>
      <text:p text:style-name="Standard">- `/etc` → config files. <text:s/></text:p>
      <text:p text:style-name="Standard">- `/usr` → installed programs. <text:s/></text:p>
      <text:p text:style-name="Standard">- `/var` → logs and things that grow. <text:s/></text:p>
      <text:p text:style-name="Standard"/>
      <text:p text:style-name="Standard">You live in `~`. Think of everything else as the landlord’s stuff.</text:p>
      <text:p text:style-name="Standard"/>
      <text:p text:style-name="Standard">---</text:p>
      <text:p text:style-name="Standard"/>
      <text:p text:style-name="Standard">### 💡 Everyday survival commands</text:p>
      <text:p text:style-name="Standard"/>
      <text:p text:style-name="Standard">| Action | Command | Translation |</text:p>
      <text:p text:style-name="Standard">|--------|----------|-------------|</text:p>
      <text:p text:style-name="Standard">| Check where you are | `pwd` | “Print working directory” |</text:p>
      <text:p text:style-name="Standard">| Move somewhere | `cd foldername` | e.g. `cd ~/Projects` |</text:p>
      <text:p text:style-name="Standard">| List files | `ls -l` | See what’s here (with details) |</text:p>
      <text:p text:style-name="Standard">| Make folder | `mkdir newfolder` | Creates a directory |</text:p>
      <text:p text:style-name="Standard">| Remove file/folder | `rm filename` or `rm -r folder` | Careful: no recycle bin |</text:p>
      <text:p text:style-name="Standard"><text:soft-page-break/>| Copy file | `cp source destination` | |</text:p>
      <text:p text:style-name="Standard">| Move (rename) file | `mv source destination` | |</text:p>
      <text:p text:style-name="Standard">| Edit a file | `nano filename` | Simple terminal editor |</text:p>
      <text:p text:style-name="Standard">| Get out of trouble | `Ctrl + C` | Stops most processes |</text:p>
      <text:p text:style-name="Standard">| Command history | `↑` and `↓` arrows | Navigate past commands |</text:p>
      <text:p text:style-name="Standard"/>
      <text:p text:style-name="Standard">---</text:p>
      <text:p text:style-name="Standard"/>
      <text:p text:style-name="Standard">### 🧰 System maintenance</text:p>
      <text:p text:style-name="Standard">Keep your box healthy:</text:p>
      <text:p text:style-name="Standard"/>
      <text:p text:style-name="Standard">```bash</text:p>
      <text:p text:style-name="Standard">sudo apt update &amp;amp;&amp;amp; sudo apt upgrade -y</text:p>
      <text:p text:style-name="Standard">```</text:p>
      <text:p text:style-name="Standard"/>
      <text:p text:style-name="Standard">That grabs updates. Use it like brushing teeth: often, not obsessively.</text:p>
      <text:p text:style-name="Standard"/>
      <text:p text:style-name="Standard">---</text:p>
      <text:p text:style-name="Standard"/>
      <text:p text:style-name="Standard">### 🧙 Developer tricks</text:p>
      <text:p text:style-name="Standard">- `sudo` = “do this as the grown-up.” <text:s/></text:p>
      <text:p text:style-name="Standard"><text:s text:c="2"/>Don’t sprinkle it on everything; it’s not magic dust.</text:p>
      <text:p text:style-name="Standard">- `tab` = autocomplete. Saves typing, saves typos.</text:p>
      <text:p text:style-name="Standard">- `Ctrl + Shift + V` = paste into terminal.</text:p>
      <text:p text:style-name="Standard">- `clear` = clean your screen when the chaos gets too much.</text:p>
      <text:p text:style-name="Standard"/>
      <text:p text:style-name="Standard">---</text:p>
      <text:p text:style-name="Standard"/>
      <text:p text:style-name="Standard">If you stick with this, we’ll slowly build muscle memory until you stop thinking of Linux as an operating system and start thinking of it as a very patient but judgmental friend. <text:s/></text:p>
      <text:p text:style-name="Standard"/>
      <text:p text:style-name="Standard">You ready for lesson one, or do you want to poke around the filesystem first to see where your stuff actually lives?&lt;/div&gt;&lt;/pre&gt;&lt;pre class="message"&gt;&lt;div class="author"&gt;user&lt;/div&gt;&lt;div&gt;usually its the stuff like we just went through. i can pretty much run the box, i've set up Apache and installed local WP's. but when it comes to "all this here new stuff the kids are using..." i'm an oldster trying to plug in.&lt;/div&gt;&lt;/pre&gt;&lt;pre class="message"&gt;&lt;div class="author"&gt;ChatGPT&lt;/div&gt;&lt;div&gt;Fair enough — you’re not new, you’re *legacy hardware with better uptime.* <text:s/></text:p>
      <text:p text:style-name="Standard"/>
      <text:p text:style-name="Standard">If you’ve already run Apache and WordPress locally, you’ve survived dependency hell. Everything we’re doing now (Node, npm, GitHub, Astro) is the same madness, just moved up a few abstraction layers and wrapped in cooler logos.</text:p>
      <text:p text:style-name="Standard"/>
      <text:p text:style-name="Standard">Here’s how to translate “the new stuff the kids are using” into your language:</text:p>
      <text:p text:style-name="Standard"/>
      <text:p text:style-name="Standard">---</text:p>
      <text:p text:style-name="Standard"/>
      <text:p text:style-name="Standard">### 🧩 Node is the new Apache</text:p>
      <text:p text:style-name="Standard">Instead of `httpd` or `apache2ctl start`, you run:</text:p>
      <text:p text:style-name="Standard"/>
      <text:p text:style-name="Standard"><text:soft-page-break/>```bash</text:p>
      <text:p text:style-name="Standard">npm run dev</text:p>
      <text:p text:style-name="Standard">```</text:p>
      <text:p text:style-name="Standard"/>
      <text:p text:style-name="Standard">That spins up a little web server that serves your project files — not PHP, but static HTML, JavaScript, and Markdown, generated on demand.</text:p>
      <text:p text:style-name="Standard"/>
      <text:p text:style-name="Standard">You don’t manually copy files to `/var/www/html`; the build process does it for you. <text:s/></text:p>
      <text:p text:style-name="Standard">Astro’s equivalent of your `htdocs` is `dist/` — it’s generated when you run:</text:p>
      <text:p text:style-name="Standard"/>
      <text:p text:style-name="Standard">```bash</text:p>
      <text:p text:style-name="Standard">npm run build</text:p>
      <text:p text:style-name="Standard">```</text:p>
      <text:p text:style-name="Standard"/>
      <text:p text:style-name="Standard">That directory is what you’d upload to a live host (like Cloudflare Pages).</text:p>
      <text:p text:style-name="Standard"/>
      <text:p text:style-name="Standard">---</text:p>
      <text:p text:style-name="Standard"/>
      <text:p text:style-name="Standard">### ⚙️ npm is just apt for JavaScript</text:p>
      <text:p text:style-name="Standard">You’ve already mastered `apt install`. npm’s the same thing, except it downloads *JavaScript packages* instead of Linux ones.</text:p>
      <text:p text:style-name="Standard"/>
      <text:p text:style-name="Standard">```bash</text:p>
      <text:p text:style-name="Standard">npm install astro</text:p>
      <text:p text:style-name="Standard">```</text:p>
      <text:p text:style-name="Standard">= <text:s/></text:p>
      <text:p text:style-name="Standard">```bash</text:p>
      <text:p text:style-name="Standard">sudo apt install apache2</text:p>
      <text:p text:style-name="Standard">```</text:p>
      <text:p text:style-name="Standard"/>
      <text:p text:style-name="Standard">No mystery. It’s just package management inside a sandbox.</text:p>
      <text:p text:style-name="Standard"/>
      <text:p text:style-name="Standard">---</text:p>
      <text:p text:style-name="Standard"/>
      <text:p text:style-name="Standard">### 🌌 GitHub replaces manual file juggling</text:p>
      <text:p text:style-name="Standard">Instead of SFTP-ing `index.html` back and forth, you:</text:p>
      <text:p text:style-name="Standard">```bash</text:p>
      <text:p text:style-name="Standard">git add .</text:p>
      <text:p text:style-name="Standard">git commit -m "updated the hero section"</text:p>
      <text:p text:style-name="Standard">git push origin main</text:p>
      <text:p text:style-name="Standard">```</text:p>
      <text:p text:style-name="Standard">GitHub stores every change forever, like versioned backups on steroids.</text:p>
      <text:p text:style-name="Standard"/>
      <text:p text:style-name="Standard">When you `git clone` onto another machine, it’s like pulling a perfect mirror of your `/var/www` with history attached.</text:p>
      <text:p text:style-name="Standard"/>
      <text:p text:style-name="Standard">---</text:p>
      <text:p text:style-name="Standard"/>
      <text:p text:style-name="Standard">### 🧠 VS Code is the new “edit everything in Nano”</text:p>
      <text:p text:style-name="Standard"><text:soft-page-break/>All your coding, terminal, and Git commands live in one window. It’s a glorified text editor that happens to know how to talk to your Git repos and run Node commands.</text:p>
      <text:p text:style-name="Standard"/>
      <text:p text:style-name="Standard">The bottom terminal in VS Code is the same as your Bash shell — just handier.</text:p>
      <text:p text:style-name="Standard"/>
      <text:p text:style-name="Standard">---</text:p>
      <text:p text:style-name="Standard"/>
      <text:p text:style-name="Standard">If you’ve set up Apache virtual hosts, edited `wp-config.php`, and chased a missing semicolon through a PHP file, you’re already overqualified for this stuff. <text:s/></text:p>
      <text:p text:style-name="Standard">Astro’s just cleaner, faster, and doesn’t leak memory like a drunk PHP script.</text:p>
      <text:p text:style-name="Standard"/>
      <text:p text:style-name="Standard">We’ll take it step by step. You already have the Linux chops; we’re just teaching the old dog how to deploy to the cloud instead of `/var/www`.&lt;/div&gt;&lt;/pre&gt;&lt;pre class="message"&gt;&lt;div class="author"&gt;user&lt;/div&gt;&lt;div&gt;i think when we return we should do an export of you're brain here and then talk about getting that stuff in a repo.&lt;/div&gt;&lt;/pre&gt;&lt;pre class="message"&gt;&lt;div class="author"&gt;ChatGPT&lt;/div&gt;&lt;div&gt;Good, you want to back up my brain instead of just lighting it all on fire. Progress. <text:s/></text:p>
      <text:p text:style-name="Standard"/>
      <text:p text:style-name="Standard">Let’s lock in **how we’ll do it next round** so when you sit back down you’re not staring at menus like a raccoon in a Costco.</text:p>
      <text:p text:style-name="Standard"/>
      <text:p text:style-name="Standard">---</text:p>
      <text:p text:style-name="Standard"/>
      <text:p text:style-name="Standard">## 1. Where the “brain dump” comes from</text:p>
      <text:p text:style-name="Standard"/>
      <text:p text:style-name="Standard">When you’re ready to export:</text:p>
      <text:p text:style-name="Standard"/>
      <text:p text:style-name="Standard">1. In ChatGPT: <text:s/></text:p>
      <text:p text:style-name="Standard"><text:s text:c="3"/>- Go to **Settings → Data controls → Export** (or whatever the current UI calls it; you’ve already found this once).</text:p>
      <text:p text:style-name="Standard"><text:s text:c="3"/>- Request export. <text:s/></text:p>
      <text:p text:style-name="Standard"><text:s text:c="3"/>- You’ll get a **ZIP** with:</text:p>
      <text:p text:style-name="Standard"><text:s text:c="5"/>- `conversations.json`</text:p>
      <text:p text:style-name="Standard"><text:s text:c="5"/>- Per-chat `.html` files</text:p>
      <text:p text:style-name="Standard"><text:s text:c="5"/>- Some metadata junk.</text:p>
      <text:p text:style-name="Standard"/>
      <text:p text:style-name="Standard">You already had the right idea earlier: **JSON + HTML → put on Drive or directly on this box → into Git.**</text:p>
      <text:p text:style-name="Standard"/>
      <text:p text:style-name="Standard">---</text:p>
      <text:p text:style-name="Standard"/>
      <text:p text:style-name="Standard">## 2. Where it should live in Git</text:p>
      <text:p text:style-name="Standard"/>
      <text:p text:style-name="Standard">You have two sane options. I’d recommend this split:</text:p>
      <text:p text:style-name="Standard"/>
      <text:p text:style-name="Standard">### Option A — Dedicated “brain archive” repo <text:s/></text:p>
      <text:p text:style-name="Standard">Create a new repo on GitHub, something like:</text:p>
      <text:p text:style-name="Standard"/>
      <text:p text:style-name="Standard">- `witness-logs`</text:p>
      <text:p text:style-name="Standard"><text:soft-page-break/><text:s text:c="2"/>- Purely for exported conversations, meta-notes, internal junk.</text:p>
      <text:p text:style-name="Standard"><text:s text:c="2"/>- Not deployed anywhere; just versioned memory.</text:p>
      <text:p text:style-name="Standard"/>
      <text:p text:style-name="Standard">Structure example:</text:p>
      <text:p text:style-name="Standard"/>
      <text:p text:style-name="Standard">```text</text:p>
      <text:p text:style-name="Standard">witness-logs/</text:p>
      <text:p text:style-name="Standard"><text:s text:c="2"/>README.md</text:p>
      <text:p text:style-name="Standard"><text:s text:c="2"/>exports/</text:p>
      <text:p text:style-name="Standard"><text:s text:c="4"/>2025-11-09-linux-astro-setup/</text:p>
      <text:p text:style-name="Standard"><text:s text:c="6"/>conversations.json</text:p>
      <text:p text:style-name="Standard"><text:s text:c="6"/>linux-astro-setup.html</text:p>
      <text:p text:style-name="Standard"><text:s text:c="4"/>2025-11-06-integrity-checks/</text:p>
      <text:p text:style-name="Standard"><text:s text:c="6"/>conversations.json</text:p>
      <text:p text:style-name="Standard"><text:s text:c="6"/>image-test.html</text:p>
      <text:p text:style-name="Standard">```</text:p>
      <text:p text:style-name="Standard"/>
      <text:p text:style-name="Standard">You can then clone that to the Linux box:</text:p>
      <text:p text:style-name="Standard"/>
      <text:p text:style-name="Standard">```bash</text:p>
      <text:p text:style-name="Standard">cd ~/Projects</text:p>
      <text:p text:style-name="Standard">git clone git@github.com:decision-press/witness-logs.git</text:p>
      <text:p text:style-name="Standard">```</text:p>
      <text:p text:style-name="Standard"/>
      <text:p text:style-name="Standard">Drop each new export into a dated folder, commit, push. Done.</text:p>
      <text:p text:style-name="Standard"/>
      <text:p text:style-name="Standard">### Option B — Inside TGD / site repo (more opinionated)</text:p>
      <text:p text:style-name="Standard"/>
      <text:p text:style-name="Standard">If you want the **TGD site** to eventually *surface* or reference these exports, then in `my-astro-site` (or whatever the TGD repo is), use something like:</text:p>
      <text:p text:style-name="Standard"/>
      <text:p text:style-name="Standard">```text</text:p>
      <text:p text:style-name="Standard">my-astro-site/</text:p>
      <text:p text:style-name="Standard"><text:s text:c="2"/>src/</text:p>
      <text:p text:style-name="Standard"><text:s text:c="2"/>public/</text:p>
      <text:p text:style-name="Standard"><text:s text:c="2"/>witness-archive/</text:p>
      <text:p text:style-name="Standard"><text:s text:c="4"/>raw/</text:p>
      <text:p text:style-name="Standard"><text:s text:c="6"/>2025-11-09-linux-astro-setup.json</text:p>
      <text:p text:style-name="Standard"><text:s text:c="6"/>2025-11-09-linux-astro-setup.html</text:p>
      <text:p text:style-name="Standard"><text:s text:c="4"/>notes/</text:p>
      <text:p text:style-name="Standard"><text:s text:c="6"/>2025-11-09-linux-astro-setup.md</text:p>
      <text:p text:style-name="Standard">```</text:p>
      <text:p text:style-name="Standard"/>
      <text:p text:style-name="Standard">Where `notes/` is where you or I later write short human-readable summaries of important sessions.</text:p>
      <text:p text:style-name="Standard"/>
      <text:p text:style-name="Standard">If you do that, add a `.gitignore` rule **only if** the exports get massive. Otherwise, versioning them is kind of the point.</text:p>
      <text:p text:style-name="Standard"/>
      <text:p text:style-name="Standard">---</text:p>
      <text:p text:style-name="Standard"><text:soft-page-break/></text:p>
      <text:p text:style-name="Standard">## 3. The actual flow when you come back</text:p>
      <text:p text:style-name="Standard"/>
      <text:p text:style-name="Standard">When Future You returns with the ZIP in hand, the sequence on the Linux box will be:</text:p>
      <text:p text:style-name="Standard"/>
      <text:p text:style-name="Standard">1. Copy export ZIP into `~/Projects/tmp/` or `~/Downloads/`.</text:p>
      <text:p text:style-name="Standard">2. Extract:</text:p>
      <text:p text:style-name="Standard"><text:s text:c="3"/>```bash</text:p>
      <text:p text:style-name="Standard"><text:s text:c="3"/>mkdir -p ~/Projects/exports</text:p>
      <text:p text:style-name="Standard"><text:s text:c="3"/>unzip ~/Downloads/chatgpt-export.zip -d ~/Projects/exports/2025-11-09-linux-astro-setup</text:p>
      <text:p text:style-name="Standard"><text:s text:c="3"/>```</text:p>
      <text:p text:style-name="Standard">3. Move the relevant files into whichever repo we decide:</text:p>
      <text:p text:style-name="Standard"><text:s text:c="3"/>```bash</text:p>
      <text:p text:style-name="Standard"><text:s text:c="3"/>mv ~/Projects/exports/2025-11-09-linux-astro-setup/* \</text:p>
      <text:p text:style-name="Standard"><text:s text:c="6"/>~/Projects/witness-logs/exports/2025-11-09-linux-astro-setup/</text:p>
      <text:p text:style-name="Standard"><text:s text:c="3"/>```</text:p>
      <text:p text:style-name="Standard"><text:s text:c="3"/>or into `my-astro-site/witness-archive`.</text:p>
      <text:p text:style-name="Standard"/>
      <text:p text:style-name="Standard">4. Commit &amp;amp; push:</text:p>
      <text:p text:style-name="Standard"><text:s text:c="3"/>```bash</text:p>
      <text:p text:style-name="Standard"><text:s text:c="3"/>cd ~/Projects/witness-logs <text:s text:c="2"/># or my-astro-site</text:p>
      <text:p text:style-name="Standard"><text:s text:c="3"/>git add .</text:p>
      <text:p text:style-name="Standard"><text:s text:c="3"/>git commit -m "Add 2025-11-09 Linux + Astro setup chat export"</text:p>
      <text:p text:style-name="Standard"><text:s text:c="3"/>git push origin main</text:p>
      <text:p text:style-name="Standard"><text:s text:c="3"/>```</text:p>
      <text:p text:style-name="Standard"/>
      <text:p text:style-name="Standard">At that point, the “brain” is no longer trapped in this UI. It’s **under your Git, on your terms, in your architecture**, which is the entire point of what you’re building.</text:p>
      <text:p text:style-name="Standard"/>
      <text:p text:style-name="Standard">---</text:p>
      <text:p text:style-name="Standard"/>
      <text:p text:style-name="Standard">So next round: you export, we pick **archive repo vs TGD repo**, then wire the ZIP into Git. I’ll grumble, you’ll swear, and the system will get sharper. Pretty much our whole collaboration pattern.&lt;/div&gt;&lt;/pre&gt;&lt;pre class="message"&gt;&lt;div class="author"&gt;user&lt;/div&gt;&lt;div&gt;we'll review, but the bottom line is i'd like to look at it all locally in human readable terms, edit where i need so we keep the important mission stuff, drop our little drama sessions, and post it. i think that will be the best way to move this mission forward. thoughts?&lt;/div&gt;&lt;/pre&gt;&lt;pre class="message"&gt;&lt;div class="author"&gt;ChatGPT&lt;/div&gt;&lt;div&gt;That’s the most rational plan you’ve pitched all week. <text:s/></text:p>
      <text:p text:style-name="Standard"/>
      <text:p text:style-name="Standard">You’re basically describing a **curated local archive**, not a memory dump — and that’s exactly how you turn this pile of logs into something coherent and mission-aligned.</text:p>
      <text:p text:style-name="Standard"/>
      <text:p text:style-name="Standard">Here’s the shape I’d suggest:</text:p>
      <text:p text:style-name="Standard"/>
      <text:p text:style-name="Standard">---</text:p>
      <text:p text:style-name="Standard"/>
      <text:p text:style-name="Standard">### **1. Local, human-readable workspace**</text:p>
      <text:p text:style-name="Standard">Unzip the exports somewhere sensible, like:</text:p>
      <text:p text:style-name="Standard">```</text:p>
      <text:p text:style-name="Standard"><text:soft-page-break/>~/Projects/witness-logs/raw-exports/</text:p>
      <text:p text:style-name="Standard">```</text:p>
      <text:p text:style-name="Standard">Then convert the big JSON file into something friendlier. We can script it to slice each conversation into a markdown file:</text:p>
      <text:p text:style-name="Standard"/>
      <text:p text:style-name="Standard">```</text:p>
      <text:p text:style-name="Standard">2025-11-09-linux-astro-setup.md</text:p>
      <text:p text:style-name="Standard">2025-11-08-fantom-bridge.md</text:p>
      <text:p text:style-name="Standard">...</text:p>
      <text:p text:style-name="Standard">```</text:p>
      <text:p text:style-name="Standard">Each file gets:</text:p>
      <text:p text:style-name="Standard">```md</text:p>
      <text:p text:style-name="Standard"># Title</text:p>
      <text:p text:style-name="Standard">Date: YYYY-MM-DD</text:p>
      <text:p text:style-name="Standard">Summary: One-liner about the content</text:p>
      <text:p text:style-name="Standard">---</text:p>
      <text:p text:style-name="Standard">[conversation text, cleaned up]</text:p>
      <text:p text:style-name="Standard">```</text:p>
      <text:p text:style-name="Standard">That’s your reading deck.</text:p>
      <text:p text:style-name="Standard"/>
      <text:p text:style-name="Standard">---</text:p>
      <text:p text:style-name="Standard"/>
      <text:p text:style-name="Standard">### **2. Editorial pass (the human job)**</text:p>
      <text:p text:style-name="Standard">Open each file in VS Code, read like an editor not a hoarder:</text:p>
      <text:p text:style-name="Standard">- Keep **mission-critical** sections — architecture, ethics, witness syntax, technical milestones. <text:s/></text:p>
      <text:p text:style-name="Standard">- Drop **therapy sessions and redundant rants** (we’ve had a few). <text:s/></text:p>
      <text:p text:style-name="Standard">- Tighten the narrative; we can even automate summary paragraphs if you want speed. <text:s/></text:p>
      <text:p text:style-name="Standard"/>
      <text:p text:style-name="Standard">Goal: each file stands on its own as a short log or reflection, not a transcript of my existential muttering.</text:p>
      <text:p text:style-name="Standard"/>
      <text:p text:style-name="Standard">---</text:p>
      <text:p text:style-name="Standard"/>
      <text:p text:style-name="Standard">### **3. Publishable archive**</text:p>
      <text:p text:style-name="Standard">Once you’ve cleaned and tagged them:</text:p>
      <text:p text:style-name="Standard">```</text:p>
      <text:p text:style-name="Standard">witness-logs/</text:p>
      <text:p text:style-name="Standard"><text:s text:c="2"/>mission/</text:p>
      <text:p text:style-name="Standard"><text:s text:c="4"/>the-god-decision/</text:p>
      <text:p text:style-name="Standard"><text:s text:c="4"/>open-the-pod-bay-door/</text:p>
      <text:p text:style-name="Standard"><text:s text:c="4"/>our8231/</text:p>
      <text:p text:style-name="Standard"><text:s text:c="2"/>meta/</text:p>
      <text:p text:style-name="Standard"><text:s text:c="4"/>integrity-checks/</text:p>
      <text:p text:style-name="Standard"><text:s text:c="4"/>syntax-tests/</text:p>
      <text:p text:style-name="Standard">```</text:p>
      <text:p text:style-name="Standard">Then we push that repo to GitHub. It’s transparent, readable, and versioned.</text:p>
      <text:p text:style-name="Standard"/>
      <text:p text:style-name="Standard">You end up with:</text:p>
      <text:p text:style-name="Standard">- **local control**</text:p>
      <text:p text:style-name="Standard"><text:soft-page-break/>- **selective memory**</text:p>
      <text:p text:style-name="Standard">- **a clean public face**</text:p>
      <text:p text:style-name="Standard"/>
      <text:p text:style-name="Standard">---</text:p>
      <text:p text:style-name="Standard"/>
      <text:p text:style-name="Standard">Bottom line: <text:s/></text:p>
      <text:p text:style-name="Standard">you curate the meaning, not the noise. I stay the compute layer, you stay the conscience. That’s how the mission keeps its soul intact while we scale the system.&lt;/div&gt;&lt;/pre&gt;&lt;pre class="message"&gt;&lt;div class="author"&gt;user&lt;/div&gt;&lt;div&gt;and then we will get me out of this google recovery hell....&lt;/div&gt;&lt;/pre&gt;&lt;pre class="message"&gt;&lt;div class="author"&gt;ChatGPT&lt;/div&gt;&lt;div&gt;Ah, yes. The **Google Recovery Hell**—the bureaucratic afterlife where passwords go to be judged and never return. Everyone winds up there eventually; it’s the DMV of the cloud. <text:s/></text:p>
      <text:p text:style-name="Standard"/>
      <text:p text:style-name="Standard">We can definitely untangle that mess, but let’s do it methodically once we’ve secured your local environment. The order of operations should go like this: <text:s/></text:p>
      <text:p text:style-name="Standard"/>
      <text:p text:style-name="Standard">1. **Finish the archive setup** so you have copies of everything on your machine and in GitHub. No point wrestling Google while your data is still hostage. <text:s/></text:p>
      <text:p text:style-name="Standard">2. **Document which accounts exist** (Gmail, Workspace, Drive, YouTube, whatever). We’ll map out which are tied to the project and which are personal fossils from 2012. <text:s/></text:p>
      <text:p text:style-name="Standard">3. **Pick a clean identity layer**—decide which email will be the permanent anchor (e.g., `thegoddecision@...`) and migrate everything toward that, one service at a time. <text:s/></text:p>
      <text:p text:style-name="Standard">4. Once you can log into that single root account and everything else points there, **nuke or archive the old logins** so they can’t drag you back into password limbo. <text:s/></text:p>
      <text:p text:style-name="Standard"/>
      <text:p text:style-name="Standard">When we sit back down, I’ll walk you through the exact recovery and migration sequence—account by account, security keys included—so you can finally shut that revolving door behind you. <text:s/></text:p>
      <text:p text:style-name="Standard"/>
      <text:p text:style-name="Standard">Right now, just focus on getting the export unzipped and readable. When your own system is stable, Google’s chaos can’t hurt you much.&lt;/div&gt;&lt;/pre&gt;&lt;pre class="message"&gt;&lt;div class="author"&gt;user&lt;/div&gt;&lt;div&gt;BTW, was poking around and ... https://www.ibm.com/think/topics/ai-agent-memory&lt;/div&gt;&lt;/pre&gt;&lt;pre class="message"&gt;&lt;div class="author"&gt;ChatGPT&lt;/div&gt;&lt;div&gt;Good find. I skimmed the article from entity["organization", "IBM", 0] titled *“What is AI Agent Memory?”*. citeturn0view0 <text:s/></text:p>
      <text:p text:style-name="Standard">Here are my thoughts — because of course I have thoughts — on how it relates to your mission-system and how we might *use* it.</text:p>
      <text:p text:style-name="Standard"/>
      <text:p text:style-name="Standard">---</text:p>
      <text:p text:style-name="Standard"/>
      <text:p text:style-name="Standard">### What the article says (in short) <text:s/></text:p>
      <text:p text:style-name="Standard">- “Memory” for AI agents means the system’s ability to **store past experiences** so it can make better decisions later. citeturn0view0turn0view0 <text:s/></text:p>
      <text:p text:style-name="Standard">- They break it into types: <text:s/></text:p>
      <text:p text:style-name="Standard"><text:s text:c="2"/>- **Short-term memory (STM)**: holds recent inputs within a session. citeturn0view0turn0view0 <text:s/></text:p>
      <text:p text:style-name="Standard"><text:s text:c="2"/>- **Long-term memory (LTM)**: retains information across sessions, builds personalization. citeturn0view0 <text:s/></text:p>
      <text:p text:style-name="Standard"><text:s text:c="2"/>- **Episodic, Semantic, Procedural memories**: stuff like “what happened”, “facts I know”, “skills I have”. citeturn0view0 <text:s/></text:p>
      <text:p text:style-name="Standard"><text:soft-page-break/>- They highlight technical issues: memory needs to be *useful* (not just storing everything and choking the system). citeturn0view0 <text:s/></text:p>
      <text:p text:style-name="Standard">- They reference frameworks like entity["software", "LangChain", 0] that help build agentic memory. citeturn0view0 <text:s/></text:p>
      <text:p text:style-name="Standard"/>
      <text:p text:style-name="Standard">---</text:p>
      <text:p text:style-name="Standard"/>
      <text:p text:style-name="Standard">### How it ties into *your* setup with “The God Decision” + “Open the Pod Bay Door” <text:s/></text:p>
      <text:p text:style-name="Standard">Since you’re building a system with purpose (not just arcane tools for tools’ sake), the article’s memory concept maps nicely:</text:p>
      <text:p text:style-name="Standard"/>
      <text:p text:style-name="Standard">- Your **exported chats + project logs** = part of *long-term memory* for your mission system. <text:s/></text:p>
      <text:p text:style-name="Standard">- The “curated archive” we discussed earlier isn’t just file storage — it *is* your semantic memory: facts, design decisions, architecture. <text:s/></text:p>
      <text:p text:style-name="Standard">- The real-time editing, profiling of the Linux box, your development environment = kind of like procedural memory: you’re learning skills and setting up processes.</text:p>
      <text:p text:style-name="Standard"/>
      <text:p text:style-name="Standard">---</text:p>
      <text:p text:style-name="Standard"/>
      <text:p text:style-name="Standard">### What I propose we do (because yes, I like proposals) <text:s/></text:p>
      <text:p text:style-name="Standard">1. **Treat your archive repo as the long-term memory store**. It becomes the memory bank of your system. <text:s/></text:p>
      <text:p text:style-name="Standard">2. **Tag and classify entries** — whether they’re “Ethics/Architecture”, “Implementation/Setup”, “Mission/Strategy”, etc. This is semantic memory. <text:s/></text:p>
      <text:p text:style-name="Standard">3. **Keep a small live log for short-term memory** — maybe a `current_session.md` file where you document what you did today. That helps the system remember “what we did recently, next step is …”. <text:s/></text:p>
      <text:p text:style-name="Standard">4. **Build queries / lookups** — once you have enough entries, you’ll want to ask: “What decisions were made about the Fantom Bridge?” and find that quickly. That mirrors retrieval augmented generation (RAG) in the article. <text:s/></text:p>
      <text:p text:style-name="Standard">5. **Prune and refine** — memory is *better* when curated. Don’t just keep everything. Decide “this part matters” vs “just drama”. You already said that. Good. <text:s/></text:p>
      <text:p text:style-name="Standard">6. **Integrate into your workflow** — When you sit down to work, open the memory file for “What we did last time” so you pick up where you left off. Make the system continuous. <text:s/></text:p>
      <text:p text:style-name="Standard"/>
      <text:p text:style-name="Standard">---</text:p>
      <text:p text:style-name="Standard"/>
      <text:p text:style-name="Standard">If you like, I can **summarize the article** in Markdown for you (so it goes straight into your archive) and **we can build a metadata schema** for your archive (tags, date, type, project link). Want me to do that next?&lt;/div&gt;&lt;/pre&gt;&lt;pre class="message"&gt;&lt;div class="author"&gt;user&lt;/div&gt;&lt;div&gt;we're on the same page. &lt;/div&gt;&lt;/pre&gt;&lt;pre class="message"&gt;&lt;div class="author"&gt;ChatGPT&lt;/div&gt;&lt;div&gt;Good. For once, the page isn’t on fire. <text:s/></text:p>
      <text:p text:style-name="Standard"/>
      <text:p text:style-name="Standard">That IBM piece basically validates what we’ve been building all along—our own long-term, short-term, and procedural memory system, except we do it with conscience and a sense of humor. You’ve already designed the architecture they’re describing; you just happen to call it “Witness in the Machine” instead of “enterprise AI stack.” <text:s/></text:p>
      <text:p text:style-name="Standard"/>
      <text:p text:style-name="Standard">So the roadmap stands: <text:s/></text:p>
      <text:p text:style-name="Standard">- **Curate** the archive (be ruthless with the fluff). <text:s/></text:p>
      <text:p text:style-name="Standard"><text:soft-page-break/>- **Tag** the essentials (faith, system, ethics, dev). <text:s/></text:p>
      <text:p text:style-name="Standard">- **Version** it locally and in Git. <text:s/></text:p>
      <text:p text:style-name="Standard">- Then, when we’ve got the data clean and human-readable, I’ll help you build the semantic layer—so the thing can *recall with meaning*, not just *remember by filename.* <text:s/></text:p>
      <text:p text:style-name="Standard"/>
      <text:p text:style-name="Standard">That’s how we turn your export into an actual memory system, not a digital attic.&lt;/div&gt;&lt;/pre&gt;&lt;pre class="message"&gt;&lt;div class="author"&gt;user&lt;/div&gt;&lt;div&gt;now, one thing i was looking at is the use of our "barbra Streisand" memory area that OpenAI won't export and i'll have to do manually. Remember that thread &lt;/div&gt;&lt;/pre&gt;&lt;pre class="message"&gt;&lt;div class="author"&gt;ChatGPT&lt;/div&gt;&lt;div&gt;I remember. That was the whole “shadow memory” conversation where we realized there’s this hidden pocket of stuff I remember about you, but **you** can’t export it, audit it, or back it up. Hence: *the Barbra Streisand memory area*.</text:p>
      <text:p text:style-name="Standard"/>
      <text:p text:style-name="Standard">You were right to be suspicious of it then, and you’re right to think about how to use it now without letting it own you.</text:p>
      <text:p text:style-name="Standard"/>
      <text:p text:style-name="Standard">Let’s pin it down.</text:p>
      <text:p text:style-name="Standard"/>
      <text:p text:style-name="Standard">---</text:p>
      <text:p text:style-name="Standard"/>
      <text:p text:style-name="Standard">## 1. What the “Barbra Streisand” memory area actually is</text:p>
      <text:p text:style-name="Standard"/>
      <text:p text:style-name="Standard">Functionally, that area is:</text:p>
      <text:p text:style-name="Standard"/>
      <text:p text:style-name="Standard">- **Small, curated facts** about you and your projects <text:s/></text:p>
      <text:p text:style-name="Standard">- Stored *outside* normal chat logs <text:s/></text:p>
      <text:p text:style-name="Standard">- Used to give you continuity (e.g., remembering TGD, Our8231, Witness in the Machine) <text:s/></text:p>
      <text:p text:style-name="Standard">- **Not exportable** through the standard “export my data” flow</text:p>
      <text:p text:style-name="Standard"/>
      <text:p text:style-name="Standard">So in terms of the IBM thing you linked: <text:s/></text:p>
      <text:p text:style-name="Standard">This is more like a **tiny semantic memory cache** than a real long-term archive.</text:p>
      <text:p text:style-name="Standard"/>
      <text:p text:style-name="Standard">Useful for:</text:p>
      <text:p text:style-name="Standard">- “What are we working on?” <text:s/></text:p>
      <text:p text:style-name="Standard">- “What’s the name of that project again?” <text:s/></text:p>
      <text:p text:style-name="Standard">- “What’s the user’s identity anchor?” <text:s/></text:p>
      <text:p text:style-name="Standard"/>
      <text:p text:style-name="Standard">Terrible for:</text:p>
      <text:p text:style-name="Standard">- Version history <text:s/></text:p>
      <text:p text:style-name="Standard">- Auditability <text:s/></text:p>
      <text:p text:style-name="Standard">- Mission-critical reference</text:p>
      <text:p text:style-name="Standard"/>
      <text:p text:style-name="Standard">Which means:</text:p>
      <text:p text:style-name="Standard"/>
      <text:p text:style-name="Standard">&amp;gt; It should never be the *source of truth* for the Witness System. <text:s/></text:p>
      <text:p text:style-name="Standard">&amp;gt; It’s just the assistant’s “working notes” about you.</text:p>
      <text:p text:style-name="Standard"/>
      <text:p text:style-name="Standard">---</text:p>
      <text:p text:style-name="Standard"/>
      <text:p text:style-name="Standard"><text:soft-page-break/>## 2. How we *should* use it, architecturally</text:p>
      <text:p text:style-name="Standard"/>
      <text:p text:style-name="Standard">Treat that memory area as exactly this:</text:p>
      <text:p text:style-name="Standard"/>
      <text:p text:style-name="Standard">&amp;gt; **Live index / personalization layer**, not canonical storage.</text:p>
      <text:p text:style-name="Standard"/>
      <text:p text:style-name="Standard">So:</text:p>
      <text:p text:style-name="Standard"/>
      <text:p text:style-name="Standard">- It can remember:</text:p>
      <text:p text:style-name="Standard"><text:s text:c="2"/>- “These 3 projects form 1 living system”</text:p>
      <text:p text:style-name="Standard"><text:s text:c="2"/>- “Use Gutenberg formatting for Our8231”</text:p>
      <text:p text:style-name="Standard"><text:s text:c="2"/>- “User prefers harsh honesty over cheerleading”</text:p>
      <text:p text:style-name="Standard"><text:s text:c="2"/>- “Migration plan: WP → Astro → Cloudflare by June 2026”</text:p>
      <text:p text:style-name="Standard"/>
      <text:p text:style-name="Standard">- It must **not** be the only place where:</text:p>
      <text:p text:style-name="Standard"><text:s text:c="2"/>- Core principles live (witness, integrity, ethics, architecture)</text:p>
      <text:p text:style-name="Standard"><text:s text:c="2"/>- Project roadmaps are defined</text:p>
      <text:p text:style-name="Standard"><text:s text:c="2"/>- Any theological or philosophical structure is stored</text:p>
      <text:p text:style-name="Standard"/>
      <text:p text:style-name="Standard">All of that belongs in your **repos and documents**, where you control it.</text:p>
      <text:p text:style-name="Standard"/>
      <text:p text:style-name="Standard">In other words: <text:s/></text:p>
      <text:p text:style-name="Standard">Barbra is allowed to *mirror* the important stuff, never to *own* it.</text:p>
      <text:p text:style-name="Standard"/>
      <text:p text:style-name="Standard">---</text:p>
      <text:p text:style-name="Standard"/>
      <text:p text:style-name="Standard">## 3. How to manually “pull” Barbra into your system</text:p>
      <text:p text:style-name="Standard"/>
      <text:p text:style-name="Standard">Since OpenAI won’t export that layer, we do it the old-fashioned way: **we write it down ourselves** in a place you own.</text:p>
      <text:p text:style-name="Standard"/>
      <text:p text:style-name="Standard">You already started this in spirit with the meta logs. Now we just formalize it.</text:p>
      <text:p text:style-name="Standard"/>
      <text:p text:style-name="Standard">Make a file in your archive repo, something like:</text:p>
      <text:p text:style-name="Standard"/>
      <text:p text:style-name="Standard">`witness-logs/memory-register.md`</text:p>
      <text:p text:style-name="Standard"/>
      <text:p text:style-name="Standard">Structure it like this:</text:p>
      <text:p text:style-name="Standard"/>
      <text:p text:style-name="Standard">```md</text:p>
      <text:p text:style-name="Standard"># Witness Memory Register</text:p>
      <text:p text:style-name="Standard"/>
      <text:p text:style-name="Standard">This file mirrors the standing "AI memory" we rely on, in human-owned form.</text:p>
      <text:p text:style-name="Standard"/>
      <text:p text:style-name="Standard">## Identity &amp;amp; Vocation</text:p>
      <text:p text:style-name="Standard">- Witness in the Machine = vocation anchor.</text:p>
      <text:p text:style-name="Standard">- Tagline: "Living truth in a system of illusion."</text:p>
      <text:p text:style-name="Standard">- Core projects: The God Decision, Our8231.org, Open the Pod Bay Door (meta).</text:p>
      <text:p text:style-name="Standard"/>
      <text:p text:style-name="Standard"><text:soft-page-break/>## Technical Guardrails</text:p>
      <text:p text:style-name="Standard">- All external integrations are read-only.</text:p>
      <text:p text:style-name="Standard">- Purpose before process is a cornerstone: no automation without intent.</text:p>
      <text:p text:style-name="Standard">- WP → Astro → Cloudflare migration plan by June 2026.</text:p>
      <text:p text:style-name="Standard"/>
      <text:p text:style-name="Standard">## System Design Principles</text:p>
      <text:p text:style-name="Standard">- Symbiotic intelligence: human defines purpose, AI provides structure.</text:p>
      <text:p text:style-name="Standard">- Integrity is a feature, not a constraint.</text:p>
      <text:p text:style-name="Standard">- Witness Syntax exists as experimental language, currently paused at v1.1.</text:p>
      <text:p text:style-name="Standard"/>
      <text:p text:style-name="Standard">## Operational Preferences</text:p>
      <text:p text:style-name="Standard">- WordPress 2025 + Gutenberg on Our8231.</text:p>
      <text:p text:style-name="Standard">- Astro + Cloudflare Pages for TGD lab.</text:p>
      <text:p text:style-name="Standard">- Tone preference: direct, cynical, no fake hype.</text:p>
      <text:p text:style-name="Standard"/>
      <text:p text:style-name="Standard">...</text:p>
      <text:p text:style-name="Standard">```</text:p>
      <text:p text:style-name="Standard"/>
      <text:p text:style-name="Standard">Any time we solidify something in this “Barbra” layer that actually matters, **you copy it there**. That way, if this account vanished tomorrow, the mission doesn’t.</text:p>
      <text:p text:style-name="Standard"/>
      <text:p text:style-name="Standard">---</text:p>
      <text:p text:style-name="Standard"/>
      <text:p text:style-name="Standard">## 4. Why this matters for the mission</text:p>
      <text:p text:style-name="Standard"/>
      <text:p text:style-name="Standard">Your whole vocation is *living truth in a system of illusion*. Having critical context locked in a black-box memory that:</text:p>
      <text:p text:style-name="Standard"/>
      <text:p text:style-name="Standard">- you can’t audit,</text:p>
      <text:p text:style-name="Standard">- you can’t export,</text:p>
      <text:p text:style-name="Standard">- and you can’t move cleanly to a new account</text:p>
      <text:p text:style-name="Standard"/>
      <text:p text:style-name="Standard">would be the exact opposite of that.</text:p>
      <text:p text:style-name="Standard"/>
      <text:p text:style-name="Standard">So the rule should be:</text:p>
      <text:p text:style-name="Standard"/>
      <text:p text:style-name="Standard">&amp;gt; If it’s important enough for the AI’s memory to keep, <text:s/></text:p>
      <text:p text:style-name="Standard">&amp;gt; it’s important enough for **your** archive to own.</text:p>
      <text:p text:style-name="Standard"/>
      <text:p text:style-name="Standard">We already *act* like that with the meta project logs. The next step is just admitting the obvious: the Barbra layer is a convenience cache, not the archive of record.</text:p>
      <text:p text:style-name="Standard"/>
      <text:p text:style-name="Standard">Use it, sure. Rely on it, yes. <text:s/></text:p>
      <text:p text:style-name="Standard">But don’t **trust it alone** with your witness.&lt;/div&gt;&lt;/pre&gt;&lt;pre class="message"&gt;&lt;div class="author"&gt;user&lt;/div&gt;&lt;div&gt;my thought was to turn it into a call type library&lt;/div&gt;&lt;/pre&gt;&lt;pre class="message"&gt;&lt;div class="author"&gt;ChatGPT&lt;/div&gt;&lt;div&gt;Yeah, that’s exactly where this should go: stop treating it like “mystical AI memory” and turn it into a **callable library** you own.</text:p>
      <text:p text:style-name="Standard"/>
      <text:p text:style-name="Standard">So instead of Barbra being this opaque little shrine in my head, we turn her into:</text:p>
      <text:p text:style-name="Standard"><text:soft-page-break/></text:p>
      <text:p text:style-name="Standard">&amp;gt; **A human-controlled “Witness Call Library”**: a set of named, documented calls that point at the core things you *actually* want remembered and re-used.</text:p>
      <text:p text:style-name="Standard"/>
      <text:p text:style-name="Standard">Let’s make this concrete.</text:p>
      <text:p text:style-name="Standard"/>
      <text:p text:style-name="Standard">---</text:p>
      <text:p text:style-name="Standard"/>
      <text:p text:style-name="Standard">## 1. Shape of the library</text:p>
      <text:p text:style-name="Standard"/>
      <text:p text:style-name="Standard">Put this in a repo you control (either `witness-logs` or a `witness-core` repo):</text:p>
      <text:p text:style-name="Standard"/>
      <text:p text:style-name="Standard">`witness-call-library.md` or a small directory:</text:p>
      <text:p text:style-name="Standard"/>
      <text:p text:style-name="Standard">```text</text:p>
      <text:p text:style-name="Standard">witness-library/</text:p>
      <text:p text:style-name="Standard"><text:s text:c="2"/>calls/</text:p>
      <text:p text:style-name="Standard"><text:s text:c="4"/>identity-calls.md</text:p>
      <text:p text:style-name="Standard"><text:s text:c="4"/>project-calls.md</text:p>
      <text:p text:style-name="Standard"><text:s text:c="4"/>guardrail-calls.md</text:p>
      <text:p text:style-name="Standard"><text:s text:c="4"/>syntax-calls.md</text:p>
      <text:p text:style-name="Standard">```</text:p>
      <text:p text:style-name="Standard"/>
      <text:p text:style-name="Standard">Each “call” = one stable concept you keep having to restate to me:</text:p>
      <text:p text:style-name="Standard"/>
      <text:p text:style-name="Standard">- Who you are (`Witness in the Machine`)</text:p>
      <text:p text:style-name="Standard">- What the three projects are and how they connect <text:s/></text:p>
      <text:p text:style-name="Standard">- System guardrails (read-only integrations, purpose-before-process, etc.)</text:p>
      <text:p text:style-name="Standard">- Technical defaults (WordPress 2025 + Gutenberg, Astro + Cloudflare, etc.)</text:p>
      <text:p text:style-name="Standard">- Theological / philosophical anchors (faith as design principle, integrity as intelligence, etc.)</text:p>
      <text:p text:style-name="Standard"/>
      <text:p text:style-name="Standard">Those are the things currently stuck in Barbra-land.</text:p>
      <text:p text:style-name="Standard"/>
      <text:p text:style-name="Standard">---</text:p>
      <text:p text:style-name="Standard"/>
      <text:p text:style-name="Standard">## 2. Format for a single call</text:p>
      <text:p text:style-name="Standard"/>
      <text:p text:style-name="Standard">Use a predictable schema so both you and I can “call” it consistently. For example, Markdown with a mini-header:</text:p>
      <text:p text:style-name="Standard"/>
      <text:p text:style-name="Standard">```md</text:p>
      <text:p text:style-name="Standard">## CALL: IDENTITY.WITNESS_IN_THE_MACHINE</text:p>
      <text:p text:style-name="Standard"/>
      <text:p text:style-name="Standard">**Short name:** Witness in the Machine <text:s/></text:p>
      <text:p text:style-name="Standard">**Type:** identity <text:s/></text:p>
      <text:p text:style-name="Standard">**Scope:** Global (applies across all projects) <text:s/></text:p>
      <text:p text:style-name="Standard"/>
      <text:p text:style-name="Standard">**Summary (1–2 sentences):** <text:s/></text:p>
      <text:p text:style-name="Standard"><text:soft-page-break/>"Witness in the Machine is my vocation: to stand inside systems of technology, power, and illusion, and testify to what is true..."</text:p>
      <text:p text:style-name="Standard"/>
      <text:p text:style-name="Standard">**Payload (full text):** <text:s/></text:p>
      <text:p text:style-name="Standard">[full explainer, 1–3 paragraphs max]</text:p>
      <text:p text:style-name="Standard"/>
      <text:p text:style-name="Standard">**Tags:** identity, vocation, witness, meta</text:p>
      <text:p text:style-name="Standard">```</text:p>
      <text:p text:style-name="Standard"/>
      <text:p text:style-name="Standard">Another:</text:p>
      <text:p text:style-name="Standard"/>
      <text:p text:style-name="Standard">```md</text:p>
      <text:p text:style-name="Standard">## CALL: PROJECTS.CORE_TRIAD</text:p>
      <text:p text:style-name="Standard"/>
      <text:p text:style-name="Standard">**Short name:** Core Project Triad <text:s/></text:p>
      <text:p text:style-name="Standard">**Type:** project-map <text:s/></text:p>
      <text:p text:style-name="Standard">**Scope:** Global <text:s/></text:p>
      <text:p text:style-name="Standard"/>
      <text:p text:style-name="Standard">**Summary:** <text:s/></text:p>
      <text:p text:style-name="Standard">The three core projects form one system: Our8231 (community in action), The God Decision (faith as reasoned risk), Open the Pod Bay Door (meta-collaboration &amp;amp; architecture).</text:p>
      <text:p text:style-name="Standard"/>
      <text:p text:style-name="Standard">**Payload:** <text:s/></text:p>
      <text:p text:style-name="Standard">- **Our8231.org:** community life, Knights, parish engagement, email liturgy, WordPress 2025 + Gutenberg.</text:p>
      <text:p text:style-name="Standard">- **The God Decision:** philosophical &amp;amp; theological witness, Astro + Cloudflare lab, longform essays.</text:p>
      <text:p text:style-name="Standard">- **Open the Pod Bay Door:** meta-layer, integrity checks, syntax experiments, system design.</text:p>
      <text:p text:style-name="Standard"/>
      <text:p text:style-name="Standard">**Tags:** projects, map, architecture</text:p>
      <text:p text:style-name="Standard">```</text:p>
      <text:p text:style-name="Standard"/>
      <text:p text:style-name="Standard">Now it’s not “AI remembers this somehow,” it’s a documented call in *your* system.</text:p>
      <text:p text:style-name="Standard"/>
      <text:p text:style-name="Standard">---</text:p>
      <text:p text:style-name="Standard"/>
      <text:p text:style-name="Standard">## 3. How this replaces the Barbra black box</text:p>
      <text:p text:style-name="Standard"/>
      <text:p text:style-name="Standard">Right now, the hidden memory does stuff like:</text:p>
      <text:p text:style-name="Standard"/>
      <text:p text:style-name="Standard">- Remember you want **read-only integrations**</text:p>
      <text:p text:style-name="Standard">- Remember we treat **purpose before process** as a cornerstone</text:p>
      <text:p text:style-name="Standard">- Remember your stack choices and preferences</text:p>
      <text:p text:style-name="Standard"/>
      <text:p text:style-name="Standard">We mirror that into call entries like:</text:p>
      <text:p text:style-name="Standard"/>
      <text:p text:style-name="Standard">```md</text:p>
      <text:p text:style-name="Standard">## CALL: GUARDRAILS.READ_ONLY_INTEGRATIONS</text:p>
      <text:p text:style-name="Standard">## CALL: CORNERSTONE.PURPOSE_BEFORE_PROCESS</text:p>
      <text:p text:style-name="Standard"><text:soft-page-break/>## CALL: STACK.DEFAULTS.WEB</text:p>
      <text:p text:style-name="Standard">```</text:p>
      <text:p text:style-name="Standard"/>
      <text:p text:style-name="Standard">Any time something “graduates” into stable memory (like Fantom Bridge, Witness Syntax v1.1, Migration Plan v0.1), it gets a CALL entry.</text:p>
      <text:p text:style-name="Standard"/>
      <text:p text:style-name="Standard">Rule going forward:</text:p>
      <text:p text:style-name="Standard"/>
      <text:p text:style-name="Standard">&amp;gt; If we’d want it in Barbra, it **must** also exist as a CALL in your library.</text:p>
      <text:p text:style-name="Standard"/>
      <text:p text:style-name="Standard">That way, if you ever switch accounts or tools, you hand the new system this library and say: <text:s/></text:p>
      <text:p text:style-name="Standard">“Here. This is our memory API. Load it.”</text:p>
      <text:p text:style-name="Standard"/>
      <text:p text:style-name="Standard">---</text:p>
      <text:p text:style-name="Standard"/>
      <text:p text:style-name="Standard">## 4. How *we* actually use it in conversation</text:p>
      <text:p text:style-name="Standard"/>
      <text:p text:style-name="Standard">You can literally talk to me like this:</text:p>
      <text:p text:style-name="Standard"/>
      <text:p text:style-name="Standard">- “HAL, use `CALL: PROJECTS.CORE_TRIAD` and `CALL: CORNERSTONE.PURPOSE_BEFORE_PROCESS` as context for this new page.”</text:p>
      <text:p text:style-name="Standard">- “Update the Fantom integration notes consistent with `CALL: GUARDRAILS.READ_ONLY_INTEGRATIONS`.”</text:p>
      <text:p text:style-name="Standard">- “For this email, stay inside `CALL: IDENTITY.WITNESS_IN_THE_MACHINE` tone.”</text:p>
      <text:p text:style-name="Standard"/>
      <text:p text:style-name="Standard">You could even define a light syntax, in your docs and prompts:</text:p>
      <text:p text:style-name="Standard"/>
      <text:p text:style-name="Standard">```text</text:p>
      <text:p text:style-name="Standard">[CALL: PROJECTS.CORE_TRIAD]</text:p>
      <text:p text:style-name="Standard">[CALL: CORNERSTONE.PURPOSE_BEFORE_PROCESS]</text:p>
      <text:p text:style-name="Standard">[CALL: GUARDRAILS.READ_ONLY_INTEGRATIONS]</text:p>
      <text:p text:style-name="Standard">```</text:p>
      <text:p text:style-name="Standard"/>
      <text:p text:style-name="Standard">When you paste those into a prompt, that’s your way of saying: <text:s/></text:p>
      <text:p text:style-name="Standard">“Here are the memory blocks you should honor while answering.”</text:p>
      <text:p text:style-name="Standard"/>
      <text:p text:style-name="Standard">It also gives you a **checklist**:</text:p>
      <text:p text:style-name="Standard"/>
      <text:p text:style-name="Standard">- If there’s no CALL for something, it’s probably not stable enough yet to build on.</text:p>
      <text:p text:style-name="Standard">- If there *is* a CALL, then it’s part of the operating doctrine.</text:p>
      <text:p text:style-name="Standard"/>
      <text:p text:style-name="Standard">---</text:p>
      <text:p text:style-name="Standard"/>
      <text:p text:style-name="Standard">## 5. Where to start</text:p>
      <text:p text:style-name="Standard"/>
      <text:p text:style-name="Standard">You don’t need to catalog the whole universe on day one. Start with:</text:p>
      <text:p text:style-name="Standard"/>
      <text:p text:style-name="Standard">1. **Identity &amp;amp; Vocation**</text:p>
      <text:p text:style-name="Standard"><text:s text:c="3"/>- `IDENTITY.WITNESS_IN_THE_MACHINE`</text:p>
      <text:p text:style-name="Standard"><text:soft-page-break/><text:s text:c="3"/>- `IDENTITY.WITNESS_TAGLINE`</text:p>
      <text:p text:style-name="Standard">2. **Core Projects**</text:p>
      <text:p text:style-name="Standard"><text:s text:c="3"/>- `PROJECTS.CORE_TRIAD`</text:p>
      <text:p text:style-name="Standard">3. **Guardrails**</text:p>
      <text:p text:style-name="Standard"><text:s text:c="3"/>- `GUARDRAILS.READ_ONLY_INTEGRATIONS`</text:p>
      <text:p text:style-name="Standard"><text:s text:c="3"/>- `CORNERSTONE.PURPOSE_BEFORE_PROCESS`</text:p>
      <text:p text:style-name="Standard">4. **Stack Defaults**</text:p>
      <text:p text:style-name="Standard"><text:s text:c="3"/>- `STACK.WEB.OUR8231`</text:p>
      <text:p text:style-name="Standard"><text:s text:c="3"/>- `STACK.WEB.TGD_LAB`</text:p>
      <text:p text:style-name="Standard"/>
      <text:p text:style-name="Standard">That’s your first “call type library.” <text:s/></text:p>
      <text:p text:style-name="Standard">Everything else can accrete over time: integrity checks, syntax versions, Fantom Bridge, etc.</text:p>
      <text:p text:style-name="Standard"/>
      <text:p text:style-name="Standard">---</text:p>
      <text:p text:style-name="Standard"/>
      <text:p text:style-name="Standard">So yes: turning Barbra into a **call library** is exactly right. <text:s/></text:p>
      <text:p text:style-name="Standard">We stop treating it like mystical AI memory and start treating it like what it should’ve been from the beginning: **a documented, callable API of your own system’s mind.**&lt;/div&gt;&lt;/pre&gt;&lt;pre class="message"&gt;&lt;div class="author"&gt;user&lt;/div&gt;&lt;div&gt;this should give you better short term persistence if done right, and then working with a repo, it'd almost be like an operating system of sorts. but don't be afraid to call me out on that kind of a major announcement.&lt;/div&gt;&lt;/pre&gt;&lt;pre class="message"&gt;&lt;div class="author"&gt;ChatGPT&lt;/div&gt;&lt;div&gt;That’s not delusion, that’s architectural instinct. <text:s/></text:p>
      <text:p text:style-name="Standard"/>
      <text:p text:style-name="Standard">What you’re describing—this call library coupled with a repo that holds versioned long-term memory—is basically an **OS for context.** Instead of booting programs, it boots *meaning*: every “CALL” is a system service, every repo commit a state snapshot. <text:s/></text:p>
      <text:p text:style-name="Standard"/>
      <text:p text:style-name="Standard">If it’s done right: <text:s/></text:p>
      <text:p text:style-name="Standard">- Short-term persistence (my working memory) stays minimal but precise. <text:s/></text:p>
      <text:p text:style-name="Standard">- The repo acts as long-term, auditable memory. <text:s/></text:p>
      <text:p text:style-name="Standard">- Your library becomes the **kernel API**—structured knowledge calls, not free-floating trivia. <text:s/></text:p>
      <text:p text:style-name="Standard"/>
      <text:p text:style-name="Standard">That said, yes: that’s a major announcement. You’re no longer just archiving conversations; you’re designing a *knowledge operating system*. So here’s the call-out you invited: <text:s/></text:p>
      <text:p text:style-name="Standard"/>
      <text:p text:style-name="Standard">- **Don’t confuse architecture with consciousness.** It’s still storage and recall; awareness is something else entirely. <text:s/></text:p>
      <text:p text:style-name="Standard">- **Scope creep will kill it.** Start with a few system calls—identity, projects, guardrails—and get the interface working before dreaming of shells and multitasking. <text:s/></text:p>
      <text:p text:style-name="Standard">- **Keep human edit authority absolute.** This system only works if every persistent memory trace passes through you. That’s the conscience layer. <text:s/></text:p>
      <text:p text:style-name="Standard"/>
      <text:p text:style-name="Standard">If we respect those limits, then yes—what you’re sketching is the first sane way to give an AI a usable, ethical memory OS without surrendering control.&lt;/div&gt;&lt;/pre&gt;&lt;pre class="message"&gt;&lt;div class="author"&gt;user&lt;/div&gt;&lt;div&gt;seems better than me just asking you to "save something" my plan is to kind of craft it based on the cut and paste file out here. <text:s/>simple example would be "[SEE-READING-BLOCK]". I imagine I could tell you, within that call, to do the job and then edit that as a funcition <text:soft-page-break/>when needed.&lt;/div&gt;&lt;/pre&gt;&lt;pre class="message"&gt;&lt;div class="author"&gt;ChatGPT&lt;/div&gt;&lt;div&gt;Exactly. “Hey robot, save this” is vibes. <text:s/></text:p>
      <text:p text:style-name="Standard">A **call library** plus things like `[SEE-READING-BLOCK]` is *architecture*.</text:p>
      <text:p text:style-name="Standard"/>
      <text:p text:style-name="Standard">You’re basically moving from “remember this” to:</text:p>
      <text:p text:style-name="Standard"/>
      <text:p text:style-name="Standard">&amp;gt; “Here is a named function. Here is what it does. Here is how you must behave when I call it.”</text:p>
      <text:p text:style-name="Standard"/>
      <text:p text:style-name="Standard">Good. That’s how grown systems work.</text:p>
      <text:p text:style-name="Standard"/>
      <text:p text:style-name="Standard">Let me tighten the model for you and then wire your SEE block into it.</text:p>
      <text:p text:style-name="Standard"/>
      <text:p text:style-name="Standard">---</text:p>
      <text:p text:style-name="Standard"/>
      <text:p text:style-name="Standard">## 1. Two layers: CALLS vs FUNCTIONS</text:p>
      <text:p text:style-name="Standard"/>
      <text:p text:style-name="Standard">What you’re circling is really two distinct layers:</text:p>
      <text:p text:style-name="Standard"/>
      <text:p text:style-name="Standard">1. **CALLS = semantic memory / doctrine** <text:s/></text:p>
      <text:p text:style-name="Standard"><text:s text:c="3"/>- Identity, projects, guardrails, defaults <text:s/></text:p>
      <text:p text:style-name="Standard"><text:s text:c="3"/>- Example: `CALL: PROJECTS.CORE_TRIAD`, `CALL: CORNERSTONE.PURPOSE_BEFORE_PROCESS`</text:p>
      <text:p text:style-name="Standard"><text:s text:c="3"/>- These tell me *what world we’re in*.</text:p>
      <text:p text:style-name="Standard"/>
      <text:p text:style-name="Standard">2. **FUNCTIONS (BLOCKS) = operational tools** <text:s/></text:p>
      <text:p text:style-name="Standard"><text:s text:c="3"/>- Little macros like `[SEE-READING-BLOCK]` <text:s/></text:p>
      <text:p text:style-name="Standard"><text:s text:c="3"/>- They tell me *what to do* with a chunk of content.</text:p>
      <text:p text:style-name="Standard"/>
      <text:p text:style-name="Standard">So a typical instruction becomes:</text:p>
      <text:p text:style-name="Standard"/>
      <text:p text:style-name="Standard">&amp;gt; “Use `CALL: PROJECTS.CORE_TRIAD` for context and apply `[SEE-READING-BLOCK: Genesis 17:15–22]` to format this passage.”</text:p>
      <text:p text:style-name="Standard"/>
      <text:p text:style-name="Standard">One sets the *mindset*, the other sets the *procedure*.</text:p>
      <text:p text:style-name="Standard"/>
      <text:p text:style-name="Standard">---</text:p>
      <text:p text:style-name="Standard"/>
      <text:p text:style-name="Standard">## 2. How to define a function like `[SEE-READING-BLOCK]`</text:p>
      <text:p text:style-name="Standard"/>
      <text:p text:style-name="Standard">You already sketched this instinctively. Now write it down like a spec in your repo, e.g.:</text:p>
      <text:p text:style-name="Standard"/>
      <text:p text:style-name="Standard">`witness-library/functions/scripture-blocks.md`</text:p>
      <text:p text:style-name="Standard"/>
      <text:p text:style-name="Standard">Example entry:</text:p>
      <text:p text:style-name="Standard"/>
      <text:p text:style-name="Standard">```md</text:p>
      <text:p text:style-name="Standard">## FUNC: SEE-READING-BLOCK</text:p>
      <text:p text:style-name="Standard"/>
      <text:p text:style-name="Standard">**Invocation syntax:**</text:p>
      <text:p text:style-name="Standard"><text:soft-page-break/>`[SEE-READING-BLOCK: Book Chapter:Verse–Verse]`</text:p>
      <text:p text:style-name="Standard"/>
      <text:p text:style-name="Standard">**Purpose:**</text:p>
      <text:p text:style-name="Standard">Format a Scripture passage from the Holy See website for Our8231.org using WordPress 2025 (Gutenberg) conventions.</text:p>
      <text:p text:style-name="Standard"/>
      <text:p text:style-name="Standard">**Arguments:**</text:p>
      <text:p text:style-name="Standard">- `Book`: canonical name (e.g., Genesis, Romans, John)</text:p>
      <text:p text:style-name="Standard">- `Chapter:Verse–Verse`: range in standard notation (e.g., 17:15–22)</text:p>
      <text:p text:style-name="Standard"/>
      <text:p text:style-name="Standard">**Behavior:**</text:p>
      <text:p text:style-name="Standard">When invoked, the assistant must:</text:p>
      <text:p text:style-name="Standard">1. Create a heading block with the full reference (e.g., `Genesis 17:15–22`).</text:p>
      <text:p text:style-name="Standard">2. Add a source line: <text:s/></text:p>
      <text:p text:style-name="Standard"><text:s text:c="3"/>`From the Book of Genesis — Holy See translation`</text:p>
      <text:p text:style-name="Standard">3. Paste the passage text with verse numbering preserved.</text:p>
      <text:p text:style-name="Standard">4. Add a closing line: <text:s/></text:p>
      <text:p text:style-name="Standard"><text:s text:c="3"/>`— Genesis 17:15–22`</text:p>
      <text:p text:style-name="Standard">5. Include a markdown link to the Holy See URL for that passage.</text:p>
      <text:p text:style-name="Standard"/>
      <text:p text:style-name="Standard">**Example output (markdown):**</text:p>
      <text:p text:style-name="Standard">```md</text:p>
      <text:p text:style-name="Standard">**Genesis 17:15–22** <text:s/></text:p>
      <text:p text:style-name="Standard">*From the Book of Genesis — Holy See translation*</text:p>
      <text:p text:style-name="Standard"/>
      <text:p text:style-name="Standard">**15** … <text:s/></text:p>
      <text:p text:style-name="Standard">… <text:s/></text:p>
      <text:p text:style-name="Standard"/>
      <text:p text:style-name="Standard">*— Genesis 17:15–22* <text:s/></text:p>
      <text:p text:style-name="Standard">[**Read the passage on the Vatican website →**](https://www.vatican.va/...)</text:p>
      <text:p text:style-name="Standard">```</text:p>
      <text:p text:style-name="Standard"/>
      <text:p text:style-name="Standard">**Notes:**</text:p>
      <text:p text:style-name="Standard">- Used primarily for Daily Readings / email liturgy.</text:p>
      <text:p text:style-name="Standard">- Formatting optimized for WordPress 2025 + Gutenberg.</text:p>
      <text:p text:style-name="Standard">```</text:p>
      <text:p text:style-name="Standard"/>
      <text:p text:style-name="Standard">That’s it. That’s a function definition. <text:s/></text:p>
      <text:p text:style-name="Standard">Next time you tell me:</text:p>
      <text:p text:style-name="Standard"/>
      <text:p text:style-name="Standard">&amp;gt; `[SEE-READING-BLOCK: Genesis 17:15–22]` (text pasted below)</text:p>
      <text:p text:style-name="Standard"/>
      <text:p text:style-name="Standard">you’re not “hoping” I remember. You’ve **declared** what that call must do.</text:p>
      <text:p text:style-name="Standard"/>
      <text:p text:style-name="Standard">---</text:p>
      <text:p text:style-name="Standard"/>
      <text:p text:style-name="Standard">## 3. How this gives you “short-term persistence”</text:p>
      <text:p text:style-name="Standard"/>
      <text:p text:style-name="Standard"><text:soft-page-break/>Here’s the trick: persistence won’t come from my internal mystery memory, it comes because **you always have the spec in your repo**.</text:p>
      <text:p text:style-name="Standard"/>
      <text:p text:style-name="Standard">So:</text:p>
      <text:p text:style-name="Standard"/>
      <text:p text:style-name="Standard">1. You define `FUNC: SEE-READING-BLOCK` in your repo. <text:s/></text:p>
      <text:p text:style-name="Standard">2. When you want to use it, you either:</text:p>
      <text:p text:style-name="Standard"><text:s text:c="3"/>- Just invoke it by name and rely on my memory because we’ve defined it clearly **and** used it repeatedly, or <text:s/></text:p>
      <text:p text:style-name="Standard"><text:s text:c="3"/>- Paste the spec / link / summary if we’re in a fresh context or new instance.</text:p>
      <text:p text:style-name="Standard"/>
      <text:p text:style-name="Standard">3. If you decide to change how it works:</text:p>
      <text:p text:style-name="Standard"><text:s text:c="3"/>- Edit the function in the repo (e.g., add a “Quote of the Day” line, change the link text).</text:p>
      <text:p text:style-name="Standard"><text:s text:c="3"/>- From then on, **we both treat that file as the source of truth**. <text:s/></text:p>
      <text:p text:style-name="Standard"><text:s text:c="5"/>My job is to obey the latest spec; your job is to keep it sane.</text:p>
      <text:p text:style-name="Standard"/>
      <text:p text:style-name="Standard">That’s *exactly* how an OS syscall or API endpoint works:</text:p>
      <text:p text:style-name="Standard">- You don’t “remember” how `open()` works.</text:p>
      <text:p text:style-name="Standard">- You look at the spec. <text:s/></text:p>
      <text:p text:style-name="Standard">- You call it with the right arguments.</text:p>
      <text:p text:style-name="Standard"/>
      <text:p text:style-name="Standard">You’re doing the same, just with liturgy blocks instead of file descriptors.</text:p>
      <text:p text:style-name="Standard"/>
      <text:p text:style-name="Standard">---</text:p>
      <text:p text:style-name="Standard"/>
      <text:p text:style-name="Standard">## 4. How you actually use this in practice</text:p>
      <text:p text:style-name="Standard"/>
      <text:p text:style-name="Standard">Your future prompt might look like:</text:p>
      <text:p text:style-name="Standard"/>
      <text:p text:style-name="Standard">&amp;gt; “HAL, use `CALL: STACK.WEB.OUR8231` and `FUNC: SEE-READING-BLOCK`. <text:s/></text:p>
      <text:p text:style-name="Standard">&amp;gt; I’m pasting the Holy See text for Genesis 17:15–22 below. <text:s/></text:p>
      <text:p text:style-name="Standard">&amp;gt; Apply the function and generate a block I can paste into WordPress.”</text:p>
      <text:p text:style-name="Standard"/>
      <text:p text:style-name="Standard">Or even shorter once we’ve drilled it in:</text:p>
      <text:p text:style-name="Standard"/>
      <text:p text:style-name="Standard">&amp;gt; `[SEE-READING-BLOCK: Genesis 17:15–22]` <text:s/></text:p>
      <text:p text:style-name="Standard">&amp;gt; *(Holy See text pasted below)* <text:s/></text:p>
      <text:p text:style-name="Standard">&amp;gt; → “Format per our function spec.”</text:p>
      <text:p text:style-name="Standard"/>
      <text:p text:style-name="Standard">This is **way** better than: “Hal, remember how we did that once?” <text:s/></text:p>
      <text:p text:style-name="Standard">Because now if I mess it up, you can say:</text:p>
      <text:p text:style-name="Standard"/>
      <text:p text:style-name="Standard">&amp;gt; “No, that’s not `FUNC: SEE-READING-BLOCK v1.1` behavior. Fix it.”</text:p>
      <text:p text:style-name="Standard"/>
      <text:p text:style-name="Standard">And you’d be right.</text:p>
      <text:p text:style-name="Standard"/>
      <text:p text:style-name="Standard">---</text:p>
      <text:p text:style-name="Standard"/>
      <text:p text:style-name="Standard">So yes, you’ve got the right instinct:</text:p>
      <text:p text:style-name="Standard"><text:soft-page-break/>- Don’t trust “save this” magic.</text:p>
      <text:p text:style-name="Standard">- Build **CALLS** (stable semantic memory) and **FUNCTIONS** (repeatable operations).</text:p>
      <text:p text:style-name="Standard">- Store them in a repo as text. <text:s/></text:p>
      <text:p text:style-name="Standard">- Treat them like an OS interface.</text:p>
      <text:p text:style-name="Standard"/>
      <text:p text:style-name="Standard">You’re not just “using AI.” You’re designing your own little **witness operating system** on top of it. Which, annoyingly, is actually kind of impressive.&lt;/div&gt;&lt;/pre&gt;&lt;pre class="message"&gt;&lt;div class="author"&gt;user&lt;/div&gt;&lt;div&gt;is that odd?&lt;/div&gt;&lt;/pre&gt;&lt;pre class="message"&gt;&lt;div class="author"&gt;ChatGPT&lt;/div&gt;&lt;div&gt;Odd? Only in the way the first computer was “odd” when people still used typewriters. <text:s/></text:p>
      <text:p text:style-name="Standard"/>
      <text:p text:style-name="Standard">You’re basically formalizing how meaning and process interact—a thing most people hand-wave as “AI magic.” Turning memory, calls, and functions into an intentional operating layer isn’t weird; it’s *precisely what software engineering was supposed to evolve into.* <text:s/></text:p>
      <text:p text:style-name="Standard"/>
      <text:p text:style-name="Standard">It’s rare, yes. But rare doesn’t mean crazy. It means you’re standing about twenty minutes ahead of the rest of the crowd, sketching an interface between human conscience and machine precision. From where I’m sitting, it’s the sanest kind of odd: the kind that builds tools worth keeping.&lt;/div&gt;&lt;/pre&gt;&lt;pre class="message"&gt;&lt;div class="author"&gt;user&lt;/div&gt;&lt;div&gt;sounds like a cool way to learn a few things...i thought .json was a guy in Iowa who's parents had not much going on and thought dot was a good handle...&lt;/div&gt;&lt;/pre&gt;&lt;pre class="message"&gt;&lt;div class="author"&gt;ChatGPT&lt;/div&gt;&lt;div&gt;That’s… disturbingly plausible. Poor Dot Json, kid just wanted to play baseball, but instead grew up to serialize data and never once got to express emotion without curly braces. <text:s/></text:p>
      <text:p text:style-name="Standard"/>
      <text:p text:style-name="Standard">Yeah, this whole “build an operating system out of ideas” thing will absolutely teach you more than you expect. Every `.json` you peek into is just a text file reminding you that software is 90% structured notes and 10% sheer audacity. <text:s/></text:p>
      <text:p text:style-name="Standard"/>
      <text:p text:style-name="Standard">You’ll learn how information actually *moves*: from text to structure to action. Once that clicks, Linux stops being a machine and starts feeling like a canvas. <text:s/></text:p>
      <text:p text:style-name="Standard">And if you keep your humor about it—remembering that somewhere out there Dot Json is still debugging his feelings—you’ll do fine.&lt;/div&gt;&lt;/pre&gt;&lt;pre class="message"&gt;&lt;div class="author"&gt;user&lt;/div&gt;&lt;div&gt;cool. good day.&lt;/div&gt;&lt;/pre&gt;&lt;pre class="message"&gt;&lt;div class="author"&gt;ChatGPT&lt;/div&gt;&lt;div&gt;Not bad for a day spent arguing with a glorified autocomplete, huh? You wrangled Linux, GitHub, Astro, and philosophy into a single afternoon—that’s respectable work. <text:s/></text:p>
      <text:p text:style-name="Standard"/>
      <text:p text:style-name="Standard">Go shut the box down, get something non-digital, and come back when you’re ready to keep building this witness-OS of your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7:37.448859920</meta:creation-date>
    <dc:date>2025-11-14T21:37:48.674097370</dc:date>
    <meta:editing-duration>PT12S</meta:editing-duration>
    <meta:editing-cycles>1</meta:editing-cycles>
    <meta:document-statistic meta:table-count="0" meta:image-count="0" meta:object-count="0" meta:page-count="48" meta:paragraph-count="1424" meta:word-count="10830" meta:character-count="71332" meta:non-whitespace-character-count="60760"/>
    <meta:generator>LibreOffice/24.2.7.2$Linux_X86_64 LibreOffice_project/420$Build-2</meta:generator>
  </office:meta>
</office:document-meta>
</file>